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able-cell-properties fo:background-color="#bf819e" fo:border="0.74pt solid #000000"/>
    </style:style>
    <style:style style:name="ce7" style:family="table-cell" style:parent-style-name="Default">
      <style:table-cell-properties fo:background-color="#b4c7dc" fo:border="0.74pt solid #000000"/>
    </style: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5" style:family="table-cell" style:parent-style-name="Default">
      <style:table-cell-properties style:vertical-align="middl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ce3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a Gráficos" table:style-name="ta1">
        <table:table-column table:style-name="co1" table:number-columns-repeated="25" table:default-cell-style-name="Default"/>
        <table:table-column table:style-name="co2" table:default-cell-style-name="ce7"/>
        <table:table-row table:style-name="ro1">
          <table:table-cell table:number-columns-repeated="25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Mínimo</text:p>
          </table:table-cell>
          <table:table-cell table:number-columns-repeated="7"/>
          <table:table-cell table:style-name="ce2" office:value-type="string" calcext:value-type="string">
            <text:p>Média</text:p>
          </table:table-cell>
          <table:table-cell table:number-columns-repeated="7"/>
          <table:table-cell table:style-name="ce2" office:value-type="string" calcext:value-type="string">
            <text:p>Junção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>
            <draw:frame draw:z-index="1" draw:style-name="gr1" draw:text-style-name="P1" svg:width="16.009cm" svg:height="9.748cm" svg:x="0.001cm" svg:y="0cm">
              <draw:object draw:notify-on-update-of-ranges="'ProfBcast-MIN'.P22:'ProfBcast-MIN'.P22 'ProfBcast-MIN'.P23:'ProfBcast-MIN'.P2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draw:z-index="0" draw:style-name="gr1" draw:text-style-name="P1" svg:width="16.009cm" svg:height="9.748cm" svg:x="0.001cm" svg:y="0cm">
              <draw:object draw:notify-on-update-of-ranges="'ProfBcast-MED'.P22:'ProfBcast-MED'.P22 'ProfBcast-MED'.P23:'ProfBcast-MED'.P2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  <table:table-cell>
            <draw:frame draw:z-index="2" draw:style-name="gr1" draw:text-style-name="P1" svg:width="16.009cm" svg:height="9.748cm" svg:x="0.002cm" svg:y="0cm">
              <draw:object draw:notify-on-update-of-ranges="'Compara Gráficos'.Z4:'Compara Gráficos'.Z4 'Compara Gráficos'.Z3:'Compara Gráficos'.Z3 'Compara Gráficos'.Z6:'Compara Gráficos'.Z6 'Compara Gráficos'.Z5:'Compara Gráficos'.Z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MPIBcast-MIN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rofBcast-MIN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MPIBcast-MED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ProfBcast-MED</text:p>
          </table:table-cell>
        </table:table-row>
      </table:table>
      <table:table table:name="ProfBcast-MIN" table:style-name="ta1">
        <table:shapes>
          <draw:frame draw:z-index="0" draw:style-name="gr1" draw:text-style-name="P1" svg:width="16.009cm" svg:height="9.748cm" svg:x="2.271cm" svg:y="8.58cm">
            <draw:object draw:notify-on-update-of-ranges="'ProfBcast-MIN'.J25:'ProfBcast-MIN'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94466135" calcext:value-type="float">
            <text:p>994466135</text:p>
          </table:table-cell>
          <table:table-cell table:style-name="ce3" office:value-type="float" office:value="527268524" calcext:value-type="float">
            <text:p>527268524</text:p>
          </table:table-cell>
          <table:table-cell table:style-name="ce3"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table:style-name="ce3" office:value-type="float" office:value="1092863111" calcext:value-type="float">
            <text:p>1092863111</text:p>
          </table:table-cell>
          <table:table-cell table:style-name="ce3"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table:style-name="ce3" office:value-type="float" office:value="1400329541" calcext:value-type="float">
            <text:p>1400329541</text:p>
          </table:table-cell>
          <table:table-cell table:style-name="ce3" office:value-type="float" office:value="757141999" calcext:value-type="float">
            <text:p>757141999</text:p>
          </table:table-cell>
          <table:table-cell table:style-name="ce3" office:value-type="float" office:value="599939999" calcext:value-type="float">
            <text:p>599939999</text:p>
          </table:table-cell>
          <table:table-cell table:style-name="ce3" office:value-type="float" office:value="367939384" calcext:value-type="float">
            <text:p>367939384</text:p>
          </table:table-cell>
          <table:table-cell table:number-columns-repeated="2"/>
          <table:table-cell table:style-name="ce3" office:value-type="float" office:value="988512624" calcext:value-type="float">
            <text:p>988512624</text:p>
          </table:table-cell>
          <table:table-cell table:style-name="ce3" office:value-type="float" office:value="1356313025" calcext:value-type="float">
            <text:p>1356313025</text:p>
          </table:table-cell>
          <table:table-cell table:style-name="ce3" office:value-type="float" office:value="808524890" calcext:value-type="float">
            <text:p>808524890</text:p>
          </table:table-cell>
          <table:table-cell table:style-name="ce3"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table:style-name="ce3" office:value-type="float" office:value="1040951837" calcext:value-type="float">
            <text:p>1040951837</text:p>
          </table:table-cell>
          <table:table-cell table:style-name="ce3" office:value-type="float" office:value="519610449" calcext:value-type="float">
            <text:p>519610449</text:p>
          </table:table-cell>
          <table:table-cell table:style-name="ce3"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table:style-name="ce3" office:value-type="float" office:value="1113098164" calcext:value-type="float">
            <text:p>1113098164</text:p>
          </table:table-cell>
          <table:table-cell table:style-name="ce3"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table:style-name="ce3" office:value-type="float" office:value="1189873662" calcext:value-type="float">
            <text:p>1189873662</text:p>
          </table:table-cell>
          <table:table-cell table:style-name="ce3" office:value-type="float" office:value="798024119" calcext:value-type="float">
            <text:p>798024119</text:p>
          </table:table-cell>
          <table:table-cell table:style-name="ce3" office:value-type="float" office:value="542248790" calcext:value-type="float">
            <text:p>542248790</text:p>
          </table:table-cell>
          <table:table-cell table:style-name="ce3" office:value-type="float" office:value="272156860" calcext:value-type="float">
            <text:p>272156860</text:p>
          </table:table-cell>
          <table:table-cell table:number-columns-repeated="2"/>
          <table:table-cell table:style-name="ce3" office:value-type="float" office:value="942334321" calcext:value-type="float">
            <text:p>942334321</text:p>
          </table:table-cell>
          <table:table-cell table:style-name="ce3" office:value-type="float" office:value="1245741642" calcext:value-type="float">
            <text:p>1245741642</text:p>
          </table:table-cell>
          <table:table-cell table:style-name="ce3" office:value-type="float" office:value="786418453" calcext:value-type="float">
            <text:p>786418453</text:p>
          </table:table-cell>
          <table:table-cell table:style-name="ce3" office:value-type="float" office:value="201669556" calcext:value-type="float">
            <text:p>201669556</text:p>
          </table:table-cell>
        </table:table-row>
        <table:table-row table:style-name="ro1">
          <table:table-cell/>
          <table:table-cell table:style-name="ce3" office:value-type="float" office:value="959789690" calcext:value-type="float">
            <text:p>959789690</text:p>
          </table:table-cell>
          <table:table-cell table:style-name="ce3" office:value-type="float" office:value="525018875" calcext:value-type="float">
            <text:p>525018875</text:p>
          </table:table-cell>
          <table:table-cell table:style-name="ce3"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table:style-name="ce3" office:value-type="float" office:value="963383652" calcext:value-type="float">
            <text:p>963383652</text:p>
          </table:table-cell>
          <table:table-cell table:style-name="ce3"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table:style-name="ce3" office:value-type="float" office:value="1148922726" calcext:value-type="float">
            <text:p>1148922726</text:p>
          </table:table-cell>
          <table:table-cell table:style-name="ce3" office:value-type="float" office:value="773593947" calcext:value-type="float">
            <text:p>773593947</text:p>
          </table:table-cell>
          <table:table-cell table:style-name="ce3" office:value-type="float" office:value="552320838" calcext:value-type="float">
            <text:p>552320838</text:p>
          </table:table-cell>
          <table:table-cell table:style-name="ce3" office:value-type="float" office:value="334767752" calcext:value-type="float">
            <text:p>334767752</text:p>
          </table:table-cell>
          <table:table-cell table:number-columns-repeated="2"/>
          <table:table-cell table:style-name="ce3" office:value-type="float" office:value="899781035" calcext:value-type="float">
            <text:p>899781035</text:p>
          </table:table-cell>
          <table:table-cell table:style-name="ce3" office:value-type="float" office:value="1260928493" calcext:value-type="float">
            <text:p>1260928493</text:p>
          </table:table-cell>
          <table:table-cell table:style-name="ce3" office:value-type="float" office:value="834750801" calcext:value-type="float">
            <text:p>834750801</text:p>
          </table:table-cell>
          <table:table-cell table:style-name="ce3"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table:style-name="ce3" office:value-type="float" office:value="1092187332" calcext:value-type="float">
            <text:p>1092187332</text:p>
          </table:table-cell>
          <table:table-cell table:style-name="ce3" office:value-type="float" office:value="551964424" calcext:value-type="float">
            <text:p>551964424</text:p>
          </table:table-cell>
          <table:table-cell table:style-name="ce3"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table:style-name="ce3" office:value-type="float" office:value="1103583331" calcext:value-type="float">
            <text:p>1103583331</text:p>
          </table:table-cell>
          <table:table-cell table:style-name="ce3"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table:style-name="ce3" office:value-type="float" office:value="1070451310" calcext:value-type="float">
            <text:p>1070451310</text:p>
          </table:table-cell>
          <table:table-cell table:style-name="ce3" office:value-type="float" office:value="719075423" calcext:value-type="float">
            <text:p>719075423</text:p>
          </table:table-cell>
          <table:table-cell table:style-name="ce3" office:value-type="float" office:value="618067837" calcext:value-type="float">
            <text:p>618067837</text:p>
          </table:table-cell>
          <table:table-cell table:style-name="ce3" office:value-type="float" office:value="349770003" calcext:value-type="float">
            <text:p>349770003</text:p>
          </table:table-cell>
          <table:table-cell table:number-columns-repeated="2"/>
          <table:table-cell table:style-name="ce3" office:value-type="float" office:value="964909299" calcext:value-type="float">
            <text:p>964909299</text:p>
          </table:table-cell>
          <table:table-cell table:style-name="ce3" office:value-type="float" office:value="1266384191" calcext:value-type="float">
            <text:p>1266384191</text:p>
          </table:table-cell>
          <table:table-cell table:style-name="ce3" office:value-type="float" office:value="805272773" calcext:value-type="float">
            <text:p>805272773</text:p>
          </table:table-cell>
          <table:table-cell table:style-name="ce3"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table:style-name="ce3" office:value-type="float" office:value="1012309342" calcext:value-type="float">
            <text:p>1012309342</text:p>
          </table:table-cell>
          <table:table-cell table:style-name="ce3" office:value-type="float" office:value="574974060" calcext:value-type="float">
            <text:p>574974060</text:p>
          </table:table-cell>
          <table:table-cell table:style-name="ce3"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table:style-name="ce3" office:value-type="float" office:value="1091597151" calcext:value-type="float">
            <text:p>1091597151</text:p>
          </table:table-cell>
          <table:table-cell table:style-name="ce3"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table:style-name="ce3" office:value-type="float" office:value="1288266763" calcext:value-type="float">
            <text:p>1288266763</text:p>
          </table:table-cell>
          <table:table-cell table:style-name="ce3" office:value-type="float" office:value="818274614" calcext:value-type="float">
            <text:p>818274614</text:p>
          </table:table-cell>
          <table:table-cell table:style-name="ce3" office:value-type="float" office:value="635907638" calcext:value-type="float">
            <text:p>635907638</text:p>
          </table:table-cell>
          <table:table-cell table:style-name="ce3" office:value-type="float" office:value="303280944" calcext:value-type="float">
            <text:p>303280944</text:p>
          </table:table-cell>
          <table:table-cell table:number-columns-repeated="2"/>
          <table:table-cell table:style-name="ce3" office:value-type="float" office:value="835973461" calcext:value-type="float">
            <text:p>835973461</text:p>
          </table:table-cell>
          <table:table-cell table:style-name="ce3" office:value-type="float" office:value="1275771878" calcext:value-type="float">
            <text:p>1275771878</text:p>
          </table:table-cell>
          <table:table-cell table:style-name="ce3" office:value-type="float" office:value="908259794" calcext:value-type="float">
            <text:p>908259794</text:p>
          </table:table-cell>
          <table:table-cell table:style-name="ce3"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table:style-name="ce3" office:value-type="float" office:value="1007824487" calcext:value-type="float">
            <text:p>1007824487</text:p>
          </table:table-cell>
          <table:table-cell table:style-name="ce3" office:value-type="float" office:value="518899621" calcext:value-type="float">
            <text:p>518899621</text:p>
          </table:table-cell>
          <table:table-cell table:style-name="ce3"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table:style-name="ce3" office:value-type="float" office:value="1079311757" calcext:value-type="float">
            <text:p>1079311757</text:p>
          </table:table-cell>
          <table:table-cell table:style-name="ce3"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table:style-name="ce3" office:value-type="float" office:value="1331654905" calcext:value-type="float">
            <text:p>1331654905</text:p>
          </table:table-cell>
          <table:table-cell table:style-name="ce3" office:value-type="float" office:value="774187263" calcext:value-type="float">
            <text:p>774187263</text:p>
          </table:table-cell>
          <table:table-cell table:style-name="ce3" office:value-type="float" office:value="601312691" calcext:value-type="float">
            <text:p>601312691</text:p>
          </table:table-cell>
          <table:table-cell table:style-name="ce3" office:value-type="float" office:value="328642111" calcext:value-type="float">
            <text:p>328642111</text:p>
          </table:table-cell>
          <table:table-cell table:number-columns-repeated="2"/>
          <table:table-cell table:style-name="ce3" office:value-type="float" office:value="980890671" calcext:value-type="float">
            <text:p>980890671</text:p>
          </table:table-cell>
          <table:table-cell table:style-name="ce3" office:value-type="float" office:value="1288971769" calcext:value-type="float">
            <text:p>1288971769</text:p>
          </table:table-cell>
          <table:table-cell table:style-name="ce3" office:value-type="float" office:value="755262819" calcext:value-type="float">
            <text:p>755262819</text:p>
          </table:table-cell>
          <table:table-cell table:style-name="ce3"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table:style-name="ce3" office:value-type="float" office:value="1017011904" calcext:value-type="float">
            <text:p>1017011904</text:p>
          </table:table-cell>
          <table:table-cell table:style-name="ce3" office:value-type="float" office:value="530023299" calcext:value-type="float">
            <text:p>530023299</text:p>
          </table:table-cell>
          <table:table-cell table:style-name="ce3"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table:style-name="ce3" office:value-type="float" office:value="1062863733" calcext:value-type="float">
            <text:p>1062863733</text:p>
          </table:table-cell>
          <table:table-cell table:style-name="ce3"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table:style-name="ce3" office:value-type="float" office:value="1143451642" calcext:value-type="float">
            <text:p>1143451642</text:p>
          </table:table-cell>
          <table:table-cell table:style-name="ce3" office:value-type="float" office:value="802980448" calcext:value-type="float">
            <text:p>802980448</text:p>
          </table:table-cell>
          <table:table-cell table:style-name="ce3" office:value-type="float" office:value="601451610" calcext:value-type="float">
            <text:p>601451610</text:p>
          </table:table-cell>
          <table:table-cell table:style-name="ce3" office:value-type="float" office:value="334211860" calcext:value-type="float">
            <text:p>334211860</text:p>
          </table:table-cell>
          <table:table-cell table:number-columns-repeated="2"/>
          <table:table-cell table:style-name="ce3" office:value-type="float" office:value="895377811" calcext:value-type="float">
            <text:p>895377811</text:p>
          </table:table-cell>
          <table:table-cell table:style-name="ce3" office:value-type="float" office:value="1221521351" calcext:value-type="float">
            <text:p>1221521351</text:p>
          </table:table-cell>
          <table:table-cell table:style-name="ce3" office:value-type="float" office:value="701588084" calcext:value-type="float">
            <text:p>701588084</text:p>
          </table:table-cell>
          <table:table-cell table:style-name="ce3"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table:style-name="ce3" office:value-type="float" office:value="1009265287" calcext:value-type="float">
            <text:p>1009265287</text:p>
          </table:table-cell>
          <table:table-cell table:style-name="ce3" office:value-type="float" office:value="504556994" calcext:value-type="float">
            <text:p>504556994</text:p>
          </table:table-cell>
          <table:table-cell table:style-name="ce3"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table:style-name="ce3" office:value-type="float" office:value="1071281608" calcext:value-type="float">
            <text:p>1071281608</text:p>
          </table:table-cell>
          <table:table-cell table:style-name="ce3"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table:style-name="ce3" office:value-type="float" office:value="1129821100" calcext:value-type="float">
            <text:p>1129821100</text:p>
          </table:table-cell>
          <table:table-cell table:style-name="ce3" office:value-type="float" office:value="870221843" calcext:value-type="float">
            <text:p>870221843</text:p>
          </table:table-cell>
          <table:table-cell table:style-name="ce3" office:value-type="float" office:value="559002425" calcext:value-type="float">
            <text:p>559002425</text:p>
          </table:table-cell>
          <table:table-cell table:style-name="ce3" office:value-type="float" office:value="367854248" calcext:value-type="float">
            <text:p>367854248</text:p>
          </table:table-cell>
          <table:table-cell table:number-columns-repeated="2"/>
          <table:table-cell table:style-name="ce3" office:value-type="float" office:value="850146705" calcext:value-type="float">
            <text:p>850146705</text:p>
          </table:table-cell>
          <table:table-cell table:style-name="ce3" office:value-type="float" office:value="1254023040" calcext:value-type="float">
            <text:p>1254023040</text:p>
          </table:table-cell>
          <table:table-cell table:style-name="ce3" office:value-type="float" office:value="852831916" calcext:value-type="float">
            <text:p>852831916</text:p>
          </table:table-cell>
          <table:table-cell table:style-name="ce3"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table:style-name="ce3" office:value-type="float" office:value="1024059678" calcext:value-type="float">
            <text:p>1024059678</text:p>
          </table:table-cell>
          <table:table-cell table:style-name="ce3" office:value-type="float" office:value="509115334" calcext:value-type="float">
            <text:p>509115334</text:p>
          </table:table-cell>
          <table:table-cell table:style-name="ce3"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table:style-name="ce3" office:value-type="float" office:value="1075945436" calcext:value-type="float">
            <text:p>1075945436</text:p>
          </table:table-cell>
          <table:table-cell table:style-name="ce3"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table:style-name="ce3" office:value-type="float" office:value="1191792300" calcext:value-type="float">
            <text:p>1191792300</text:p>
          </table:table-cell>
          <table:table-cell table:style-name="ce3" office:value-type="float" office:value="789462492" calcext:value-type="float">
            <text:p>789462492</text:p>
          </table:table-cell>
          <table:table-cell table:style-name="ce3" office:value-type="float" office:value="557637571" calcext:value-type="float">
            <text:p>557637571</text:p>
          </table:table-cell>
          <table:table-cell table:style-name="ce3" office:value-type="float" office:value="333945094" calcext:value-type="float">
            <text:p>333945094</text:p>
          </table:table-cell>
          <table:table-cell table:number-columns-repeated="2"/>
          <table:table-cell table:style-name="ce3" office:value-type="float" office:value="987487075" calcext:value-type="float">
            <text:p>987487075</text:p>
          </table:table-cell>
          <table:table-cell table:style-name="ce3" office:value-type="float" office:value="1291462789" calcext:value-type="float">
            <text:p>1291462789</text:p>
          </table:table-cell>
          <table:table-cell table:style-name="ce3" office:value-type="float" office:value="751273704" calcext:value-type="float">
            <text:p>751273704</text:p>
          </table:table-cell>
          <table:table-cell table:style-name="ce3"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table:style-name="ce3" office:value-type="float" office:value="1016159041" calcext:value-type="float">
            <text:p>1016159041</text:p>
          </table:table-cell>
          <table:table-cell table:style-name="ce3" office:value-type="float" office:value="486613150" calcext:value-type="float">
            <text:p>486613150</text:p>
          </table:table-cell>
          <table:table-cell table:style-name="ce3"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table:style-name="ce3" office:value-type="float" office:value="1095392392" calcext:value-type="float">
            <text:p>1095392392</text:p>
          </table:table-cell>
          <table:table-cell table:style-name="ce3"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table:style-name="ce3" office:value-type="float" office:value="1134391528" calcext:value-type="float">
            <text:p>1134391528</text:p>
          </table:table-cell>
          <table:table-cell table:style-name="ce3" office:value-type="float" office:value="833610460" calcext:value-type="float">
            <text:p>833610460</text:p>
          </table:table-cell>
          <table:table-cell table:style-name="ce3" office:value-type="float" office:value="581591810" calcext:value-type="float">
            <text:p>581591810</text:p>
          </table:table-cell>
          <table:table-cell table:style-name="ce3" office:value-type="float" office:value="300188934" calcext:value-type="float">
            <text:p>300188934</text:p>
          </table:table-cell>
          <table:table-cell table:number-columns-repeated="2"/>
          <table:table-cell table:style-name="ce3" office:value-type="float" office:value="910791990" calcext:value-type="float">
            <text:p>910791990</text:p>
          </table:table-cell>
          <table:table-cell table:style-name="ce3" office:value-type="float" office:value="1291116842" calcext:value-type="float">
            <text:p>1291116842</text:p>
          </table:table-cell>
          <table:table-cell table:style-name="ce3" office:value-type="float" office:value="783649183" calcext:value-type="float">
            <text:p>783649183</text:p>
          </table:table-cell>
          <table:table-cell table:style-name="ce3" office:value-type="float" office:value="244192046" calcext:value-type="float">
            <text:p>244192046</text:p>
          </table:table-cell>
        </table:table-row>
        <table:table-row table:style-name="ro1">
          <table:table-cell/>
          <table:table-cell office:value-type="float" office:value="1019293339" calcext:value-type="float">
            <text:p>101929333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5978969" calcext:value-type="float">
            <text:p>0.000095978969</text:p>
          </table:table-cell>
          <table:table-cell table:style-name="ce4" table:formula="of:=MIN([.C4:.C13])/(1000*1000*1000)/[.L20]" office:value-type="float" office:value="0.00009732263" calcext:value-type="float">
            <text:p>0.00009732263</text:p>
          </table:table-cell>
          <table:table-cell table:style-name="ce4" table:formula="of:=MIN([.D4:.D13])/(1000*1000*1000)/[.M20]" office:value-type="float" office:value="0.0001182697236" calcext:value-type="float">
            <text:p>0.0001182697236</text:p>
          </table:table-cell>
          <table:table-cell table:style-name="ce4" table:formula="of:=MIN([.E4:.E13])/(1000*1000*1000)/[.N20]" office:value-type="float" office:value="0.0001586487144" calcext:value-type="float">
            <text:p>0.00015864871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0963383652" calcext:value-type="float">
            <text:p>0.0000963383652</text:p>
          </table:table-cell>
          <table:table-cell table:style-name="ce4" table:formula="of:=MIN([.I4:.I13])/(1000*1000*1000)/[.L20]" office:value-type="float" office:value="0.0001209461884" calcext:value-type="float">
            <text:p>0.0001209461884</text:p>
          </table:table-cell>
          <table:table-cell table:style-name="ce4" table:formula="of:=MIN([.J4:.J13])/(1000*1000*1000)/[.M20]" office:value-type="float" office:value="0.000146961008" calcext:value-type="float">
            <text:p>0.000146961008</text:p>
          </table:table-cell>
          <table:table-cell table:style-name="ce4" table:formula="of:=MIN([.K4:.K13])/(1000*1000*1000)/[.N20]" office:value-type="float" office:value="0.0002053556976" calcext:value-type="float">
            <text:p>0.000205355697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07045131" calcext:value-type="float">
            <text:p>0.000107045131</text:p>
          </table:table-cell>
          <table:table-cell table:style-name="ce4" table:formula="of:=MIN([.O4:.O13])/(1000*1000*1000)/[.L20]" office:value-type="float" office:value="0.0001438150846" calcext:value-type="float">
            <text:p>0.0001438150846</text:p>
          </table:table-cell>
          <table:table-cell table:style-name="ce4" table:formula="of:=MIN([.P4:.P13])/(1000*1000*1000)/[.M20]" office:value-type="float" office:value="0.000216899516" calcext:value-type="float">
            <text:p>0.000216899516</text:p>
          </table:table-cell>
          <table:table-cell table:style-name="ce4" table:formula="of:=MIN([.Q4:.Q13])/(1000*1000*1000)/[.N20]" office:value-type="float" office:value="0.000217725488" calcext:value-type="float">
            <text:p>0.00021772548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0835973461" calcext:value-type="float">
            <text:p>0.0000835973461</text:p>
          </table:table-cell>
          <table:table-cell table:style-name="ce4" table:formula="of:=MIN([.U4:.U13])/(1000*1000*1000)/[.L20]" office:value-type="float" office:value="0.0002443042702" calcext:value-type="float">
            <text:p>0.0002443042702</text:p>
          </table:table-cell>
          <table:table-cell table:style-name="ce4" table:formula="of:=MIN([.V4:.V13])/(1000*1000*1000)/[.M20]" office:value-type="float" office:value="0.0002806352336" calcext:value-type="float">
            <text:p>0.0002806352336</text:p>
          </table:table-cell>
          <table:table-cell table:style-name="ce4" table:formula="of:=MIN([.W4:.W13])/(1000*1000*1000)/[.N20]" office:value-type="float" office:value="0.0001613356448" calcext:value-type="float">
            <text:p>0.000161335644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5.978969" calcext:value-type="float">
            <text:p>95.978969</text:p>
          </table:table-cell>
          <table:table-cell table:style-name="ce4" table:formula="of:=( MIN([.C4:.C13])/1000 ) /[.L$20]" office:value-type="float" office:value="97.32263" calcext:value-type="float">
            <text:p>97.32263</text:p>
          </table:table-cell>
          <table:table-cell table:style-name="ce4" table:formula="of:=( MIN([.D4:.D13])/1000 ) /[.M$20]" office:value-type="float" office:value="118.2697236" calcext:value-type="float">
            <text:p>118.2697236</text:p>
          </table:table-cell>
          <table:table-cell table:style-name="ce4" table:formula="of:=( MIN([.E4:.E13])/1000 ) /[.N$20]" office:value-type="float" office:value="158.6487144" calcext:value-type="float">
            <text:p>158.64871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96.3383652" calcext:value-type="float">
            <text:p>96.3383652</text:p>
          </table:table-cell>
          <table:table-cell table:style-name="ce4" table:formula="of:=( MIN([.I4:.I13])/1000 ) / [.L$20]" office:value-type="float" office:value="120.9461884" calcext:value-type="float">
            <text:p>120.9461884</text:p>
          </table:table-cell>
          <table:table-cell table:style-name="ce4" table:formula="of:=( MIN([.J4:.J13])/1000 ) / [.M$20]" office:value-type="float" office:value="146.961008" calcext:value-type="float">
            <text:p>146.961008</text:p>
          </table:table-cell>
          <table:table-cell table:style-name="ce4" table:formula="of:=( MIN([.K4:.K13])/1000 ) / [.N$20]" office:value-type="float" office:value="205.3556976" calcext:value-type="float">
            <text:p>205.355697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07.045131" calcext:value-type="float">
            <text:p>107.045131</text:p>
          </table:table-cell>
          <table:table-cell table:style-name="ce4" table:formula="of:=( MIN([.O4:.O13])/1000 ) / [.L$20]" office:value-type="float" office:value="143.8150846" calcext:value-type="float">
            <text:p>143.8150846</text:p>
          </table:table-cell>
          <table:table-cell table:style-name="ce4" table:formula="of:=( MIN([.P4:.P13])/1000 ) / [.M$20]" office:value-type="float" office:value="216.899516" calcext:value-type="float">
            <text:p>216.899516</text:p>
          </table:table-cell>
          <table:table-cell table:style-name="ce4" table:formula="of:=( MIN([.Q4:.Q13])/1000 ) / [.N$20]" office:value-type="float" office:value="217.725488" calcext:value-type="float">
            <text:p>217.72548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83.5973461" calcext:value-type="float">
            <text:p>83.5973461</text:p>
          </table:table-cell>
          <table:table-cell table:style-name="ce4" table:formula="of:=(MIN([.U4:.U13])/1000 ) / [.L$20]" office:value-type="float" office:value="244.3042702" calcext:value-type="float">
            <text:p>244.3042702</text:p>
          </table:table-cell>
          <table:table-cell table:style-name="ce4" table:formula="of:=(MIN([.V4:.V13])/1000 ) / [.M$20]" office:value-type="float" office:value="280.6352336" calcext:value-type="float">
            <text:p>280.6352336</text:p>
          </table:table-cell>
          <table:table-cell table:style-name="ce4" table:formula="of:=(MIN([.W4:.W13])/1000 ) / [.N$20]" office:value-type="float" office:value="161.3356448" calcext:value-type="float">
            <text:p>161.3356448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'MPIBcast-MIN'.B17]" office:value-type="float" office:value="1.02206065047164" calcext:value-type="float">
            <text:p>1,02206065047164</text:p>
          </table:table-cell>
          <table:table-cell table:style-name="ce15" table:formula="of:=[.C17]/[$'MPIBcast-MIN'.C17]" office:value-type="float" office:value="0.811946793079462" calcext:value-type="float">
            <text:p>0,811946793079462</text:p>
          </table:table-cell>
          <table:table-cell table:style-name="ce15" table:formula="of:=[.D17]/[$'MPIBcast-MIN'.D17]" office:value-type="float" office:value="1.03470575151569" calcext:value-type="float">
            <text:p>1,03470575151569</text:p>
          </table:table-cell>
          <table:table-cell table:style-name="ce15" table:formula="of:=[.E17]/[$'MPIBcast-MIN'.E17]" office:value-type="float" office:value="0.910680491326054" calcext:value-type="float">
            <text:p>0,91068049132605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'MPIBcast-MIN'.H17]" office:value-type="float" office:value="0.695179547333264" calcext:value-type="float">
            <text:p>0,695179547333264</text:p>
          </table:table-cell>
          <table:table-cell table:style-name="ce15" table:formula="of:=[.I17]/[$'MPIBcast-MIN'.I17]" office:value-type="float" office:value="0.752378461774093" calcext:value-type="float">
            <text:p>0,752378461774093</text:p>
          </table:table-cell>
          <table:table-cell table:style-name="ce15" table:formula="of:=[.J17]/[$'MPIBcast-MIN'.J17]" office:value-type="float" office:value="1.00383758684826" calcext:value-type="float">
            <text:p>1,00383758684826</text:p>
          </table:table-cell>
          <table:table-cell table:style-name="ce15" table:formula="of:=[.K17]/[$'MPIBcast-MIN'.K17]" office:value-type="float" office:value="1.07800352973551" calcext:value-type="float">
            <text:p>1,0780035297355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'MPIBcast-MIN'.N17]" office:value-type="float" office:value="0.919258032021717" calcext:value-type="float">
            <text:p>0,919258032021717</text:p>
          </table:table-cell>
          <table:table-cell table:style-name="ce15" table:formula="of:=[.O17]/[$'MPIBcast-MIN'.O17]" office:value-type="float" office:value="0.889381276421323" calcext:value-type="float">
            <text:p>0,889381276421323</text:p>
          </table:table-cell>
          <table:table-cell table:style-name="ce15" table:formula="of:=[.P17]/[$'MPIBcast-MIN'.P17]" office:value-type="float" office:value="1.03304760477829" calcext:value-type="float">
            <text:p>1,03304760477829</text:p>
          </table:table-cell>
          <table:table-cell table:style-name="ce15" table:formula="of:=[.Q17]/[$'MPIBcast-MIN'.Q17]" office:value-type="float" office:value="0.754060144410224" calcext:value-type="float">
            <text:p>0,75406014441022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'MPIBcast-MIN'.T17]" office:value-type="float" office:value="0.297981860343002" calcext:value-type="float">
            <text:p>0,297981860343002</text:p>
          </table:table-cell>
          <table:table-cell table:style-name="ce15" table:formula="of:=[.U17]/[$'MPIBcast-MIN'.U17]" office:value-type="float" office:value="0.678972584437265" calcext:value-type="float">
            <text:p>0,678972584437265</text:p>
          </table:table-cell>
          <table:table-cell table:style-name="ce15" table:formula="of:=[.V17]/[$'MPIBcast-MIN'.V17]" office:value-type="float" office:value="0.715616531702779" calcext:value-type="float">
            <text:p>0,715616531702779</text:p>
          </table:table-cell>
          <table:table-cell table:style-name="ce15" table:formula="of:=[.W17]/[$'MPIBcast-MIN'.W17]" office:value-type="float" office:value="0.370686119755342" calcext:value-type="float">
            <text:p>0,37068611975534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f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4"/>
          <table:table-cell office:value-type="string" calcext:value-type="string">
            <text:p>MPI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draw:z-index="1" draw:style-name="gr1" draw:text-style-name="P1" svg:width="16.009cm" svg:height="9.748cm" svg:x="0.013cm" svg:y="-0.002cm">
              <draw:object draw:notify-on-update-of-ranges="'ProfBcast-MIN'.P22:'ProfBcast-MIN'.P22 'ProfBcast-MIN'.P23:'ProfBcast-MIN'.P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-MIN" table:style-name="ta1">
        <table:shapes>
          <draw:frame draw:z-index="0" draw:style-name="gr1" draw:text-style-name="P1" svg:width="16.009cm" svg:height="9.748cm" svg:x="2.271cm" svg:y="8.58cm">
            <draw:object draw:notify-on-update-of-ranges="'MPIBcast-MIN'.J25:'MPIBcast-MIN'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49507285" calcext:value-type="float">
            <text:p>1249507285</text:p>
          </table:table-cell>
          <table:table-cell table:style-name="ce3" office:value-type="float" office:value="651361851" calcext:value-type="float">
            <text:p>651361851</text:p>
          </table:table-cell>
          <table:table-cell table:style-name="ce3"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table:style-name="ce3" office:value-type="float" office:value="1435357476" calcext:value-type="float">
            <text:p>1435357476</text:p>
          </table:table-cell>
          <table:table-cell table:style-name="ce3"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table:style-name="ce3" office:value-type="float" office:value="1205922335" calcext:value-type="float">
            <text:p>1205922335</text:p>
          </table:table-cell>
          <table:table-cell table:style-name="ce3" office:value-type="float" office:value="957777059" calcext:value-type="float">
            <text:p>957777059</text:p>
          </table:table-cell>
          <table:table-cell table:style-name="ce3" office:value-type="float" office:value="587350420" calcext:value-type="float">
            <text:p>587350420</text:p>
          </table:table-cell>
          <table:table-cell table:style-name="ce3" office:value-type="float" office:value="432680088" calcext:value-type="float">
            <text:p>432680088</text:p>
          </table:table-cell>
          <table:table-cell table:number-columns-repeated="2"/>
          <table:table-cell table:style-name="ce3" office:value-type="float" office:value="2938345869" calcext:value-type="float">
            <text:p>2938345869</text:p>
          </table:table-cell>
          <table:table-cell table:style-name="ce3" office:value-type="float" office:value="1956761110" calcext:value-type="float">
            <text:p>1956761110</text:p>
          </table:table-cell>
          <table:table-cell table:style-name="ce3" office:value-type="float" office:value="1049249724" calcext:value-type="float">
            <text:p>1049249724</text:p>
          </table:table-cell>
          <table:table-cell table:style-name="ce3"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table:style-name="ce3" office:value-type="float" office:value="1065750617" calcext:value-type="float">
            <text:p>1065750617</text:p>
          </table:table-cell>
          <table:table-cell table:style-name="ce3" office:value-type="float" office:value="688765543" calcext:value-type="float">
            <text:p>688765543</text:p>
          </table:table-cell>
          <table:table-cell table:style-name="ce3"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table:style-name="ce3" office:value-type="float" office:value="1524859962" calcext:value-type="float">
            <text:p>1524859962</text:p>
          </table:table-cell>
          <table:table-cell table:style-name="ce3"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table:style-name="ce3" office:value-type="float" office:value="1492410814" calcext:value-type="float">
            <text:p>1492410814</text:p>
          </table:table-cell>
          <table:table-cell table:style-name="ce3" office:value-type="float" office:value="903379159" calcext:value-type="float">
            <text:p>903379159</text:p>
          </table:table-cell>
          <table:table-cell table:style-name="ce3" office:value-type="float" office:value="533364564" calcext:value-type="float">
            <text:p>533364564</text:p>
          </table:table-cell>
          <table:table-cell table:style-name="ce3" office:value-type="float" office:value="378999142" calcext:value-type="float">
            <text:p>378999142</text:p>
          </table:table-cell>
          <table:table-cell table:number-columns-repeated="2"/>
          <table:table-cell table:style-name="ce3" office:value-type="float" office:value="2938547554" calcext:value-type="float">
            <text:p>2938547554</text:p>
          </table:table-cell>
          <table:table-cell table:style-name="ce3" office:value-type="float" office:value="1834269547" calcext:value-type="float">
            <text:p>1834269547</text:p>
          </table:table-cell>
          <table:table-cell table:style-name="ce3" office:value-type="float" office:value="1111781625" calcext:value-type="float">
            <text:p>1111781625</text:p>
          </table:table-cell>
          <table:table-cell table:style-name="ce3" office:value-type="float" office:value="670859111" calcext:value-type="float">
            <text:p>670859111</text:p>
          </table:table-cell>
        </table:table-row>
        <table:table-row table:style-name="ro1">
          <table:table-cell/>
          <table:table-cell table:style-name="ce3" office:value-type="float" office:value="1111627466" calcext:value-type="float">
            <text:p>1111627466</text:p>
          </table:table-cell>
          <table:table-cell table:style-name="ce3" office:value-type="float" office:value="658114168" calcext:value-type="float">
            <text:p>658114168</text:p>
          </table:table-cell>
          <table:table-cell table:style-name="ce3"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table:style-name="ce3" office:value-type="float" office:value="1493732908" calcext:value-type="float">
            <text:p>1493732908</text:p>
          </table:table-cell>
          <table:table-cell table:style-name="ce3"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table:style-name="ce3" office:value-type="float" office:value="1210394059" calcext:value-type="float">
            <text:p>1210394059</text:p>
          </table:table-cell>
          <table:table-cell table:style-name="ce3" office:value-type="float" office:value="808511987" calcext:value-type="float">
            <text:p>808511987</text:p>
          </table:table-cell>
          <table:table-cell table:style-name="ce3" office:value-type="float" office:value="579130501" calcext:value-type="float">
            <text:p>579130501</text:p>
          </table:table-cell>
          <table:table-cell table:style-name="ce3" office:value-type="float" office:value="450861797" calcext:value-type="float">
            <text:p>450861797</text:p>
          </table:table-cell>
          <table:table-cell table:number-columns-repeated="2"/>
          <table:table-cell table:style-name="ce3" office:value-type="float" office:value="3165194452" calcext:value-type="float">
            <text:p>3165194452</text:p>
          </table:table-cell>
          <table:table-cell table:style-name="ce3" office:value-type="float" office:value="1809465843" calcext:value-type="float">
            <text:p>1809465843</text:p>
          </table:table-cell>
          <table:table-cell table:style-name="ce3" office:value-type="float" office:value="1184009124" calcext:value-type="float">
            <text:p>1184009124</text:p>
          </table:table-cell>
          <table:table-cell table:style-name="ce3"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table:style-name="ce3" office:value-type="float" office:value="1029103277" calcext:value-type="float">
            <text:p>1029103277</text:p>
          </table:table-cell>
          <table:table-cell table:style-name="ce3" office:value-type="float" office:value="636571699" calcext:value-type="float">
            <text:p>636571699</text:p>
          </table:table-cell>
          <table:table-cell table:style-name="ce3"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table:style-name="ce3" office:value-type="float" office:value="1669371677" calcext:value-type="float">
            <text:p>1669371677</text:p>
          </table:table-cell>
          <table:table-cell table:style-name="ce3"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table:style-name="ce3" office:value-type="float" office:value="1213472274" calcext:value-type="float">
            <text:p>1213472274</text:p>
          </table:table-cell>
          <table:table-cell table:style-name="ce3" office:value-type="float" office:value="851144306" calcext:value-type="float">
            <text:p>851144306</text:p>
          </table:table-cell>
          <table:table-cell table:style-name="ce3" office:value-type="float" office:value="587251197" calcext:value-type="float">
            <text:p>587251197</text:p>
          </table:table-cell>
          <table:table-cell table:style-name="ce3" office:value-type="float" office:value="419572417" calcext:value-type="float">
            <text:p>419572417</text:p>
          </table:table-cell>
          <table:table-cell table:number-columns-repeated="2"/>
          <table:table-cell table:style-name="ce3" office:value-type="float" office:value="3120699774" calcext:value-type="float">
            <text:p>3120699774</text:p>
          </table:table-cell>
          <table:table-cell table:style-name="ce3" office:value-type="float" office:value="1799073157" calcext:value-type="float">
            <text:p>1799073157</text:p>
          </table:table-cell>
          <table:table-cell table:style-name="ce3" office:value-type="float" office:value="980396697" calcext:value-type="float">
            <text:p>980396697</text:p>
          </table:table-cell>
          <table:table-cell table:style-name="ce3"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table:style-name="ce3" office:value-type="float" office:value="974560965" calcext:value-type="float">
            <text:p>974560965</text:p>
          </table:table-cell>
          <table:table-cell table:style-name="ce3" office:value-type="float" office:value="599316549" calcext:value-type="float">
            <text:p>599316549</text:p>
          </table:table-cell>
          <table:table-cell table:style-name="ce3"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table:style-name="ce3" office:value-type="float" office:value="1487731345" calcext:value-type="float">
            <text:p>1487731345</text:p>
          </table:table-cell>
          <table:table-cell table:style-name="ce3"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table:style-name="ce3" office:value-type="float" office:value="1227185528" calcext:value-type="float">
            <text:p>1227185528</text:p>
          </table:table-cell>
          <table:table-cell table:style-name="ce3" office:value-type="float" office:value="908375897" calcext:value-type="float">
            <text:p>908375897</text:p>
          </table:table-cell>
          <table:table-cell table:style-name="ce3" office:value-type="float" office:value="678860363" calcext:value-type="float">
            <text:p>678860363</text:p>
          </table:table-cell>
          <table:table-cell table:style-name="ce3" office:value-type="float" office:value="415362835" calcext:value-type="float">
            <text:p>415362835</text:p>
          </table:table-cell>
          <table:table-cell table:number-columns-repeated="2"/>
          <table:table-cell table:style-name="ce3" office:value-type="float" office:value="3059991532" calcext:value-type="float">
            <text:p>3059991532</text:p>
          </table:table-cell>
          <table:table-cell table:style-name="ce3" office:value-type="float" office:value="2007838099" calcext:value-type="float">
            <text:p>2007838099</text:p>
          </table:table-cell>
          <table:table-cell table:style-name="ce3" office:value-type="float" office:value="1023473292" calcext:value-type="float">
            <text:p>1023473292</text:p>
          </table:table-cell>
          <table:table-cell table:style-name="ce3"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table:style-name="ce3" office:value-type="float" office:value="978608171" calcext:value-type="float">
            <text:p>978608171</text:p>
          </table:table-cell>
          <table:table-cell table:style-name="ce3" office:value-type="float" office:value="643261558" calcext:value-type="float">
            <text:p>643261558</text:p>
          </table:table-cell>
          <table:table-cell table:style-name="ce3"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table:style-name="ce3" office:value-type="float" office:value="1401028737" calcext:value-type="float">
            <text:p>1401028737</text:p>
          </table:table-cell>
          <table:table-cell table:style-name="ce3"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table:style-name="ce3" office:value-type="float" office:value="1219065064" calcext:value-type="float">
            <text:p>1219065064</text:p>
          </table:table-cell>
          <table:table-cell table:style-name="ce3" office:value-type="float" office:value="909117704" calcext:value-type="float">
            <text:p>909117704</text:p>
          </table:table-cell>
          <table:table-cell table:style-name="ce3" office:value-type="float" office:value="694013492" calcext:value-type="float">
            <text:p>694013492</text:p>
          </table:table-cell>
          <table:table-cell table:style-name="ce3" office:value-type="float" office:value="492239560" calcext:value-type="float">
            <text:p>492239560</text:p>
          </table:table-cell>
          <table:table-cell table:number-columns-repeated="2"/>
          <table:table-cell table:style-name="ce3" office:value-type="float" office:value="2992012807" calcext:value-type="float">
            <text:p>2992012807</text:p>
          </table:table-cell>
          <table:table-cell table:style-name="ce3" office:value-type="float" office:value="2066260756" calcext:value-type="float">
            <text:p>2066260756</text:p>
          </table:table-cell>
          <table:table-cell table:style-name="ce3" office:value-type="float" office:value="1062827438" calcext:value-type="float">
            <text:p>1062827438</text:p>
          </table:table-cell>
          <table:table-cell table:style-name="ce3"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table:style-name="ce3" office:value-type="float" office:value="939073126" calcext:value-type="float">
            <text:p>939073126</text:p>
          </table:table-cell>
          <table:table-cell table:style-name="ce3" office:value-type="float" office:value="644018756" calcext:value-type="float">
            <text:p>644018756</text:p>
          </table:table-cell>
          <table:table-cell table:style-name="ce3"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table:style-name="ce3" office:value-type="float" office:value="1472141439" calcext:value-type="float">
            <text:p>1472141439</text:p>
          </table:table-cell>
          <table:table-cell table:style-name="ce3"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table:style-name="ce3" office:value-type="float" office:value="1379646835" calcext:value-type="float">
            <text:p>1379646835</text:p>
          </table:table-cell>
          <table:table-cell table:style-name="ce3" office:value-type="float" office:value="808709623" calcext:value-type="float">
            <text:p>808709623</text:p>
          </table:table-cell>
          <table:table-cell table:style-name="ce3" office:value-type="float" office:value="650311727" calcext:value-type="float">
            <text:p>650311727</text:p>
          </table:table-cell>
          <table:table-cell table:style-name="ce3" office:value-type="float" office:value="451085488" calcext:value-type="float">
            <text:p>451085488</text:p>
          </table:table-cell>
          <table:table-cell table:number-columns-repeated="2"/>
          <table:table-cell table:style-name="ce3" office:value-type="float" office:value="2938483235" calcext:value-type="float">
            <text:p>2938483235</text:p>
          </table:table-cell>
          <table:table-cell table:style-name="ce3" office:value-type="float" office:value="2074066035" calcext:value-type="float">
            <text:p>2074066035</text:p>
          </table:table-cell>
          <table:table-cell table:style-name="ce3" office:value-type="float" office:value="987032071" calcext:value-type="float">
            <text:p>987032071</text:p>
          </table:table-cell>
          <table:table-cell table:style-name="ce3"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table:style-name="ce3" office:value-type="float" office:value="987729756" calcext:value-type="float">
            <text:p>987729756</text:p>
          </table:table-cell>
          <table:table-cell table:style-name="ce3" office:value-type="float" office:value="615965060" calcext:value-type="float">
            <text:p>615965060</text:p>
          </table:table-cell>
          <table:table-cell table:style-name="ce3"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table:style-name="ce3" office:value-type="float" office:value="1622656321" calcext:value-type="float">
            <text:p>1622656321</text:p>
          </table:table-cell>
          <table:table-cell table:style-name="ce3"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table:style-name="ce3" office:value-type="float" office:value="1164473165" calcext:value-type="float">
            <text:p>1164473165</text:p>
          </table:table-cell>
          <table:table-cell table:style-name="ce3" office:value-type="float" office:value="997031413" calcext:value-type="float">
            <text:p>997031413</text:p>
          </table:table-cell>
          <table:table-cell table:style-name="ce3" office:value-type="float" office:value="631989765" calcext:value-type="float">
            <text:p>631989765</text:p>
          </table:table-cell>
          <table:table-cell table:style-name="ce3" office:value-type="float" office:value="394547445" calcext:value-type="float">
            <text:p>394547445</text:p>
          </table:table-cell>
          <table:table-cell table:number-columns-repeated="2"/>
          <table:table-cell table:style-name="ce3" office:value-type="float" office:value="2828685507" calcext:value-type="float">
            <text:p>2828685507</text:p>
          </table:table-cell>
          <table:table-cell table:style-name="ce3" office:value-type="float" office:value="1927813415" calcext:value-type="float">
            <text:p>1927813415</text:p>
          </table:table-cell>
          <table:table-cell table:style-name="ce3" office:value-type="float" office:value="1081541570" calcext:value-type="float">
            <text:p>1081541570</text:p>
          </table:table-cell>
          <table:table-cell table:style-name="ce3"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table:style-name="ce3" office:value-type="float" office:value="961261286" calcext:value-type="float">
            <text:p>961261286</text:p>
          </table:table-cell>
          <table:table-cell table:style-name="ce3" office:value-type="float" office:value="662586638" calcext:value-type="float">
            <text:p>662586638</text:p>
          </table:table-cell>
          <table:table-cell table:style-name="ce3"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table:style-name="ce3" office:value-type="float" office:value="1634575376" calcext:value-type="float">
            <text:p>1634575376</text:p>
          </table:table-cell>
          <table:table-cell table:style-name="ce3"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table:style-name="ce3" office:value-type="float" office:value="1200640849" calcext:value-type="float">
            <text:p>1200640849</text:p>
          </table:table-cell>
          <table:table-cell table:style-name="ce3" office:value-type="float" office:value="892210756" calcext:value-type="float">
            <text:p>892210756</text:p>
          </table:table-cell>
          <table:table-cell table:style-name="ce3" office:value-type="float" office:value="524902035" calcext:value-type="float">
            <text:p>524902035</text:p>
          </table:table-cell>
          <table:table-cell table:style-name="ce3" office:value-type="float" office:value="360921953" calcext:value-type="float">
            <text:p>360921953</text:p>
          </table:table-cell>
          <table:table-cell table:number-columns-repeated="2"/>
          <table:table-cell table:style-name="ce3" office:value-type="float" office:value="2986354193" calcext:value-type="float">
            <text:p>2986354193</text:p>
          </table:table-cell>
          <table:table-cell table:style-name="ce3" office:value-type="float" office:value="2222449745" calcext:value-type="float">
            <text:p>2222449745</text:p>
          </table:table-cell>
          <table:table-cell table:style-name="ce3" office:value-type="float" office:value="1094432691" calcext:value-type="float">
            <text:p>1094432691</text:p>
          </table:table-cell>
          <table:table-cell table:style-name="ce3"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table:style-name="ce3" office:value-type="float" office:value="971311467" calcext:value-type="float">
            <text:p>971311467</text:p>
          </table:table-cell>
          <table:table-cell table:style-name="ce3" office:value-type="float" office:value="660321443" calcext:value-type="float">
            <text:p>660321443</text:p>
          </table:table-cell>
          <table:table-cell table:style-name="ce3"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table:style-name="ce3" office:value-type="float" office:value="1385805517" calcext:value-type="float">
            <text:p>1385805517</text:p>
          </table:table-cell>
          <table:table-cell table:style-name="ce3"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table:style-name="ce3" office:value-type="float" office:value="1185943900" calcext:value-type="float">
            <text:p>1185943900</text:p>
          </table:table-cell>
          <table:table-cell table:style-name="ce3" office:value-type="float" office:value="830279639" calcext:value-type="float">
            <text:p>830279639</text:p>
          </table:table-cell>
          <table:table-cell table:style-name="ce3" office:value-type="float" office:value="641304243" calcext:value-type="float">
            <text:p>641304243</text:p>
          </table:table-cell>
          <table:table-cell table:style-name="ce3" office:value-type="float" office:value="398611867" calcext:value-type="float">
            <text:p>398611867</text:p>
          </table:table-cell>
          <table:table-cell table:number-columns-repeated="2"/>
          <table:table-cell table:style-name="ce3" office:value-type="float" office:value="2805450842" calcext:value-type="float">
            <text:p>2805450842</text:p>
          </table:table-cell>
          <table:table-cell table:style-name="ce3" office:value-type="float" office:value="1943346995" calcext:value-type="float">
            <text:p>1943346995</text:p>
          </table:table-cell>
          <table:table-cell table:style-name="ce3" office:value-type="float" office:value="1177734840" calcext:value-type="float">
            <text:p>1177734840</text:p>
          </table:table-cell>
          <table:table-cell table:style-name="ce3" office:value-type="float" office:value="682240956" calcext:value-type="float">
            <text:p>682240956</text:p>
          </table:table-cell>
        </table:table-row>
        <table:table-row table:style-name="ro1">
          <table:table-cell/>
          <table:table-cell office:value-type="float" office:value="999077108" calcext:value-type="float">
            <text:p>99907710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39073126" calcext:value-type="float">
            <text:p>0.0000939073126</text:p>
          </table:table-cell>
          <table:table-cell table:style-name="ce4" table:formula="of:=MIN([.C4:.C13])/(1000*1000*1000)/[.L20]" office:value-type="float" office:value="0.0001198633098" calcext:value-type="float">
            <text:p>0.0001198633098</text:p>
          </table:table-cell>
          <table:table-cell table:style-name="ce4" table:formula="of:=MIN([.D4:.D13])/(1000*1000*1000)/[.M20]" office:value-type="float" office:value="0.0001143027604" calcext:value-type="float">
            <text:p>0.0001143027604</text:p>
          </table:table-cell>
          <table:table-cell table:style-name="ce4" table:formula="of:=MIN([.E4:.E13])/(1000*1000*1000)/[.N20]" office:value-type="float" office:value="0.0001742089744" calcext:value-type="float">
            <text:p>0.00017420897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1385805517" calcext:value-type="float">
            <text:p>0.0001385805517</text:p>
          </table:table-cell>
          <table:table-cell table:style-name="ce4" table:formula="of:=MIN([.I4:.I13])/(1000*1000*1000)/[.L20]" office:value-type="float" office:value="0.0001607517952" calcext:value-type="float">
            <text:p>0.0001607517952</text:p>
          </table:table-cell>
          <table:table-cell table:style-name="ce4" table:formula="of:=MIN([.J4:.J13])/(1000*1000*1000)/[.M20]" office:value-type="float" office:value="0.0001463991884" calcext:value-type="float">
            <text:p>0.0001463991884</text:p>
          </table:table-cell>
          <table:table-cell table:style-name="ce4" table:formula="of:=MIN([.K4:.K13])/(1000*1000*1000)/[.N20]" office:value-type="float" office:value="0.0001904963128" calcext:value-type="float">
            <text:p>0.000190496312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164473165" calcext:value-type="float">
            <text:p>0.0001164473165</text:p>
          </table:table-cell>
          <table:table-cell table:style-name="ce4" table:formula="of:=MIN([.O4:.O13])/(1000*1000*1000)/[.L20]" office:value-type="float" office:value="0.0001617023974" calcext:value-type="float">
            <text:p>0.0001617023974</text:p>
          </table:table-cell>
          <table:table-cell table:style-name="ce4" table:formula="of:=MIN([.P4:.P13])/(1000*1000*1000)/[.M20]" office:value-type="float" office:value="0.000209960814" calcext:value-type="float">
            <text:p>0.000209960814</text:p>
          </table:table-cell>
          <table:table-cell table:style-name="ce4" table:formula="of:=MIN([.Q4:.Q13])/(1000*1000*1000)/[.N20]" office:value-type="float" office:value="0.0002887375624" calcext:value-type="float">
            <text:p>0.000288737562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2805450842" calcext:value-type="float">
            <text:p>0.0002805450842</text:p>
          </table:table-cell>
          <table:table-cell table:style-name="ce4" table:formula="of:=MIN([.U4:.U13])/(1000*1000*1000)/[.L20]" office:value-type="float" office:value="0.0003598146314" calcext:value-type="float">
            <text:p>0.0003598146314</text:p>
          </table:table-cell>
          <table:table-cell table:style-name="ce4" table:formula="of:=MIN([.V4:.V13])/(1000*1000*1000)/[.M20]" office:value-type="float" office:value="0.0003921586788" calcext:value-type="float">
            <text:p>0.0003921586788</text:p>
          </table:table-cell>
          <table:table-cell table:style-name="ce4" table:formula="of:=MIN([.W4:.W13])/(1000*1000*1000)/[.N20]" office:value-type="float" office:value="0.0004352351928" calcext:value-type="float">
            <text:p>0.000435235192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3.9073126" calcext:value-type="float">
            <text:p>93.9073126</text:p>
          </table:table-cell>
          <table:table-cell table:style-name="ce4" table:formula="of:=( MIN([.C4:.C13])/1000 ) /[.L$20]" office:value-type="float" office:value="119.8633098" calcext:value-type="float">
            <text:p>119.8633098</text:p>
          </table:table-cell>
          <table:table-cell table:style-name="ce4" table:formula="of:=( MIN([.D4:.D13])/1000 ) /[.M$20]" office:value-type="float" office:value="114.3027604" calcext:value-type="float">
            <text:p>114.3027604</text:p>
          </table:table-cell>
          <table:table-cell table:style-name="ce4" table:formula="of:=( MIN([.E4:.E13])/1000 ) /[.N$20]" office:value-type="float" office:value="174.2089744" calcext:value-type="float">
            <text:p>174.20897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138.5805517" calcext:value-type="float">
            <text:p>138.5805517</text:p>
          </table:table-cell>
          <table:table-cell table:style-name="ce4" table:formula="of:=( MIN([.I4:.I13])/1000 ) / [.L$20]" office:value-type="float" office:value="160.7517952" calcext:value-type="float">
            <text:p>160.7517952</text:p>
          </table:table-cell>
          <table:table-cell table:style-name="ce4" table:formula="of:=( MIN([.J4:.J13])/1000 ) / [.M$20]" office:value-type="float" office:value="146.3991884" calcext:value-type="float">
            <text:p>146.3991884</text:p>
          </table:table-cell>
          <table:table-cell table:style-name="ce4" table:formula="of:=( MIN([.K4:.K13])/1000 ) / [.N$20]" office:value-type="float" office:value="190.4963128" calcext:value-type="float">
            <text:p>190.496312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16.4473165" calcext:value-type="float">
            <text:p>116.4473165</text:p>
          </table:table-cell>
          <table:table-cell table:style-name="ce4" table:formula="of:=( MIN([.O4:.O13])/1000 ) / [.L$20]" office:value-type="float" office:value="161.7023974" calcext:value-type="float">
            <text:p>161.7023974</text:p>
          </table:table-cell>
          <table:table-cell table:style-name="ce4" table:formula="of:=( MIN([.P4:.P13])/1000 ) / [.M$20]" office:value-type="float" office:value="209.960814" calcext:value-type="float">
            <text:p>209.960814</text:p>
          </table:table-cell>
          <table:table-cell table:style-name="ce4" table:formula="of:=( MIN([.Q4:.Q13])/1000 ) / [.N$20]" office:value-type="float" office:value="288.7375624" calcext:value-type="float">
            <text:p>288.737562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280.5450842" calcext:value-type="float">
            <text:p>280.5450842</text:p>
          </table:table-cell>
          <table:table-cell table:style-name="ce4" table:formula="of:=(MIN([.U4:.U13])/1000 ) / [.L$20]" office:value-type="float" office:value="359.8146314" calcext:value-type="float">
            <text:p>359.8146314</text:p>
          </table:table-cell>
          <table:table-cell table:style-name="ce4" table:formula="of:=(MIN([.V4:.V13])/1000 ) / [.M$20]" office:value-type="float" office:value="392.1586788" calcext:value-type="float">
            <text:p>392.1586788</text:p>
          </table:table-cell>
          <table:table-cell table:style-name="ce4" table:formula="of:=(MIN([.W4:.W13])/1000 ) / [.N$20]" office:value-type="float" office:value="435.2351928" calcext:value-type="float">
            <text:p>435.2351928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ProfBcast-MED" table:style-name="ta1">
        <table:shapes>
          <draw:frame draw:z-index="0" draw:style-name="gr1" draw:text-style-name="P1" svg:width="16.009cm" svg:height="9.748cm" svg:x="2.271cm" svg:y="8.58cm">
            <draw:object draw:notify-on-update-of-ranges="'ProfBcast-MED'.J25:'ProfBcast-MED'.M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94466135" calcext:value-type="float">
            <text:p>994466135</text:p>
          </table:table-cell>
          <table:table-cell table:style-name="ce3" office:value-type="float" office:value="527268524" calcext:value-type="float">
            <text:p>527268524</text:p>
          </table:table-cell>
          <table:table-cell table:style-name="ce3"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table:style-name="ce3" office:value-type="float" office:value="1092863111" calcext:value-type="float">
            <text:p>1092863111</text:p>
          </table:table-cell>
          <table:table-cell table:style-name="ce3"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table:style-name="ce3" office:value-type="float" office:value="1400329541" calcext:value-type="float">
            <text:p>1400329541</text:p>
          </table:table-cell>
          <table:table-cell table:style-name="ce3" office:value-type="float" office:value="757141999" calcext:value-type="float">
            <text:p>757141999</text:p>
          </table:table-cell>
          <table:table-cell table:style-name="ce3" office:value-type="float" office:value="599939999" calcext:value-type="float">
            <text:p>599939999</text:p>
          </table:table-cell>
          <table:table-cell table:style-name="ce3" office:value-type="float" office:value="367939384" calcext:value-type="float">
            <text:p>367939384</text:p>
          </table:table-cell>
          <table:table-cell table:number-columns-repeated="2"/>
          <table:table-cell table:style-name="ce3" office:value-type="float" office:value="988512624" calcext:value-type="float">
            <text:p>988512624</text:p>
          </table:table-cell>
          <table:table-cell table:style-name="ce3" office:value-type="float" office:value="1356313025" calcext:value-type="float">
            <text:p>1356313025</text:p>
          </table:table-cell>
          <table:table-cell table:style-name="ce3" office:value-type="float" office:value="808524890" calcext:value-type="float">
            <text:p>808524890</text:p>
          </table:table-cell>
          <table:table-cell table:style-name="ce3"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table:style-name="ce3" office:value-type="float" office:value="1040951837" calcext:value-type="float">
            <text:p>1040951837</text:p>
          </table:table-cell>
          <table:table-cell table:style-name="ce3" office:value-type="float" office:value="519610449" calcext:value-type="float">
            <text:p>519610449</text:p>
          </table:table-cell>
          <table:table-cell table:style-name="ce3"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table:style-name="ce3" office:value-type="float" office:value="1113098164" calcext:value-type="float">
            <text:p>1113098164</text:p>
          </table:table-cell>
          <table:table-cell table:style-name="ce3"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table:style-name="ce3" office:value-type="float" office:value="1189873662" calcext:value-type="float">
            <text:p>1189873662</text:p>
          </table:table-cell>
          <table:table-cell table:style-name="ce3" office:value-type="float" office:value="798024119" calcext:value-type="float">
            <text:p>798024119</text:p>
          </table:table-cell>
          <table:table-cell table:style-name="ce3" office:value-type="float" office:value="542248790" calcext:value-type="float">
            <text:p>542248790</text:p>
          </table:table-cell>
          <table:table-cell table:style-name="ce3" office:value-type="float" office:value="272156860" calcext:value-type="float">
            <text:p>272156860</text:p>
          </table:table-cell>
          <table:table-cell table:number-columns-repeated="2"/>
          <table:table-cell table:style-name="ce3" office:value-type="float" office:value="942334321" calcext:value-type="float">
            <text:p>942334321</text:p>
          </table:table-cell>
          <table:table-cell table:style-name="ce3" office:value-type="float" office:value="1245741642" calcext:value-type="float">
            <text:p>1245741642</text:p>
          </table:table-cell>
          <table:table-cell table:style-name="ce3" office:value-type="float" office:value="786418453" calcext:value-type="float">
            <text:p>786418453</text:p>
          </table:table-cell>
          <table:table-cell table:style-name="ce3" office:value-type="float" office:value="201669556" calcext:value-type="float">
            <text:p>201669556</text:p>
          </table:table-cell>
        </table:table-row>
        <table:table-row table:style-name="ro1">
          <table:table-cell/>
          <table:table-cell table:style-name="ce3" office:value-type="float" office:value="959789690" calcext:value-type="float">
            <text:p>959789690</text:p>
          </table:table-cell>
          <table:table-cell table:style-name="ce3" office:value-type="float" office:value="525018875" calcext:value-type="float">
            <text:p>525018875</text:p>
          </table:table-cell>
          <table:table-cell table:style-name="ce3"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table:style-name="ce3" office:value-type="float" office:value="963383652" calcext:value-type="float">
            <text:p>963383652</text:p>
          </table:table-cell>
          <table:table-cell table:style-name="ce3"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table:style-name="ce3" office:value-type="float" office:value="1148922726" calcext:value-type="float">
            <text:p>1148922726</text:p>
          </table:table-cell>
          <table:table-cell table:style-name="ce3" office:value-type="float" office:value="773593947" calcext:value-type="float">
            <text:p>773593947</text:p>
          </table:table-cell>
          <table:table-cell table:style-name="ce3" office:value-type="float" office:value="552320838" calcext:value-type="float">
            <text:p>552320838</text:p>
          </table:table-cell>
          <table:table-cell table:style-name="ce3" office:value-type="float" office:value="334767752" calcext:value-type="float">
            <text:p>334767752</text:p>
          </table:table-cell>
          <table:table-cell table:number-columns-repeated="2"/>
          <table:table-cell table:style-name="ce3" office:value-type="float" office:value="899781035" calcext:value-type="float">
            <text:p>899781035</text:p>
          </table:table-cell>
          <table:table-cell table:style-name="ce3" office:value-type="float" office:value="1260928493" calcext:value-type="float">
            <text:p>1260928493</text:p>
          </table:table-cell>
          <table:table-cell table:style-name="ce3" office:value-type="float" office:value="834750801" calcext:value-type="float">
            <text:p>834750801</text:p>
          </table:table-cell>
          <table:table-cell table:style-name="ce3"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table:style-name="ce3" office:value-type="float" office:value="1092187332" calcext:value-type="float">
            <text:p>1092187332</text:p>
          </table:table-cell>
          <table:table-cell table:style-name="ce3" office:value-type="float" office:value="551964424" calcext:value-type="float">
            <text:p>551964424</text:p>
          </table:table-cell>
          <table:table-cell table:style-name="ce3"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table:style-name="ce3" office:value-type="float" office:value="1103583331" calcext:value-type="float">
            <text:p>1103583331</text:p>
          </table:table-cell>
          <table:table-cell table:style-name="ce3"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table:style-name="ce3" office:value-type="float" office:value="1070451310" calcext:value-type="float">
            <text:p>1070451310</text:p>
          </table:table-cell>
          <table:table-cell table:style-name="ce3" office:value-type="float" office:value="719075423" calcext:value-type="float">
            <text:p>719075423</text:p>
          </table:table-cell>
          <table:table-cell table:style-name="ce3" office:value-type="float" office:value="618067837" calcext:value-type="float">
            <text:p>618067837</text:p>
          </table:table-cell>
          <table:table-cell table:style-name="ce3" office:value-type="float" office:value="349770003" calcext:value-type="float">
            <text:p>349770003</text:p>
          </table:table-cell>
          <table:table-cell table:number-columns-repeated="2"/>
          <table:table-cell table:style-name="ce3" office:value-type="float" office:value="964909299" calcext:value-type="float">
            <text:p>964909299</text:p>
          </table:table-cell>
          <table:table-cell table:style-name="ce3" office:value-type="float" office:value="1266384191" calcext:value-type="float">
            <text:p>1266384191</text:p>
          </table:table-cell>
          <table:table-cell table:style-name="ce3" office:value-type="float" office:value="805272773" calcext:value-type="float">
            <text:p>805272773</text:p>
          </table:table-cell>
          <table:table-cell table:style-name="ce3"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table:style-name="ce3" office:value-type="float" office:value="1012309342" calcext:value-type="float">
            <text:p>1012309342</text:p>
          </table:table-cell>
          <table:table-cell table:style-name="ce3" office:value-type="float" office:value="574974060" calcext:value-type="float">
            <text:p>574974060</text:p>
          </table:table-cell>
          <table:table-cell table:style-name="ce3"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table:style-name="ce3" office:value-type="float" office:value="1091597151" calcext:value-type="float">
            <text:p>1091597151</text:p>
          </table:table-cell>
          <table:table-cell table:style-name="ce3"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table:style-name="ce3" office:value-type="float" office:value="1288266763" calcext:value-type="float">
            <text:p>1288266763</text:p>
          </table:table-cell>
          <table:table-cell table:style-name="ce3" office:value-type="float" office:value="818274614" calcext:value-type="float">
            <text:p>818274614</text:p>
          </table:table-cell>
          <table:table-cell table:style-name="ce3" office:value-type="float" office:value="635907638" calcext:value-type="float">
            <text:p>635907638</text:p>
          </table:table-cell>
          <table:table-cell table:style-name="ce3" office:value-type="float" office:value="303280944" calcext:value-type="float">
            <text:p>303280944</text:p>
          </table:table-cell>
          <table:table-cell table:number-columns-repeated="2"/>
          <table:table-cell table:style-name="ce3" office:value-type="float" office:value="835973461" calcext:value-type="float">
            <text:p>835973461</text:p>
          </table:table-cell>
          <table:table-cell table:style-name="ce3" office:value-type="float" office:value="1275771878" calcext:value-type="float">
            <text:p>1275771878</text:p>
          </table:table-cell>
          <table:table-cell table:style-name="ce3" office:value-type="float" office:value="908259794" calcext:value-type="float">
            <text:p>908259794</text:p>
          </table:table-cell>
          <table:table-cell table:style-name="ce3"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table:style-name="ce3" office:value-type="float" office:value="1007824487" calcext:value-type="float">
            <text:p>1007824487</text:p>
          </table:table-cell>
          <table:table-cell table:style-name="ce3" office:value-type="float" office:value="518899621" calcext:value-type="float">
            <text:p>518899621</text:p>
          </table:table-cell>
          <table:table-cell table:style-name="ce3"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table:style-name="ce3" office:value-type="float" office:value="1079311757" calcext:value-type="float">
            <text:p>1079311757</text:p>
          </table:table-cell>
          <table:table-cell table:style-name="ce3"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table:style-name="ce3" office:value-type="float" office:value="1331654905" calcext:value-type="float">
            <text:p>1331654905</text:p>
          </table:table-cell>
          <table:table-cell table:style-name="ce3" office:value-type="float" office:value="774187263" calcext:value-type="float">
            <text:p>774187263</text:p>
          </table:table-cell>
          <table:table-cell table:style-name="ce3" office:value-type="float" office:value="601312691" calcext:value-type="float">
            <text:p>601312691</text:p>
          </table:table-cell>
          <table:table-cell table:style-name="ce3" office:value-type="float" office:value="328642111" calcext:value-type="float">
            <text:p>328642111</text:p>
          </table:table-cell>
          <table:table-cell table:number-columns-repeated="2"/>
          <table:table-cell table:style-name="ce3" office:value-type="float" office:value="980890671" calcext:value-type="float">
            <text:p>980890671</text:p>
          </table:table-cell>
          <table:table-cell table:style-name="ce3" office:value-type="float" office:value="1288971769" calcext:value-type="float">
            <text:p>1288971769</text:p>
          </table:table-cell>
          <table:table-cell table:style-name="ce3" office:value-type="float" office:value="755262819" calcext:value-type="float">
            <text:p>755262819</text:p>
          </table:table-cell>
          <table:table-cell table:style-name="ce3"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table:style-name="ce3" office:value-type="float" office:value="1017011904" calcext:value-type="float">
            <text:p>1017011904</text:p>
          </table:table-cell>
          <table:table-cell table:style-name="ce3" office:value-type="float" office:value="530023299" calcext:value-type="float">
            <text:p>530023299</text:p>
          </table:table-cell>
          <table:table-cell table:style-name="ce3"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table:style-name="ce3" office:value-type="float" office:value="1062863733" calcext:value-type="float">
            <text:p>1062863733</text:p>
          </table:table-cell>
          <table:table-cell table:style-name="ce3"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table:style-name="ce3" office:value-type="float" office:value="1143451642" calcext:value-type="float">
            <text:p>1143451642</text:p>
          </table:table-cell>
          <table:table-cell table:style-name="ce3" office:value-type="float" office:value="802980448" calcext:value-type="float">
            <text:p>802980448</text:p>
          </table:table-cell>
          <table:table-cell table:style-name="ce3" office:value-type="float" office:value="601451610" calcext:value-type="float">
            <text:p>601451610</text:p>
          </table:table-cell>
          <table:table-cell table:style-name="ce3" office:value-type="float" office:value="334211860" calcext:value-type="float">
            <text:p>334211860</text:p>
          </table:table-cell>
          <table:table-cell table:number-columns-repeated="2"/>
          <table:table-cell table:style-name="ce3" office:value-type="float" office:value="895377811" calcext:value-type="float">
            <text:p>895377811</text:p>
          </table:table-cell>
          <table:table-cell table:style-name="ce3" office:value-type="float" office:value="1221521351" calcext:value-type="float">
            <text:p>1221521351</text:p>
          </table:table-cell>
          <table:table-cell table:style-name="ce3" office:value-type="float" office:value="701588084" calcext:value-type="float">
            <text:p>701588084</text:p>
          </table:table-cell>
          <table:table-cell table:style-name="ce3"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table:style-name="ce3" office:value-type="float" office:value="1009265287" calcext:value-type="float">
            <text:p>1009265287</text:p>
          </table:table-cell>
          <table:table-cell table:style-name="ce3" office:value-type="float" office:value="504556994" calcext:value-type="float">
            <text:p>504556994</text:p>
          </table:table-cell>
          <table:table-cell table:style-name="ce3"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table:style-name="ce3" office:value-type="float" office:value="1071281608" calcext:value-type="float">
            <text:p>1071281608</text:p>
          </table:table-cell>
          <table:table-cell table:style-name="ce3"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table:style-name="ce3" office:value-type="float" office:value="1129821100" calcext:value-type="float">
            <text:p>1129821100</text:p>
          </table:table-cell>
          <table:table-cell table:style-name="ce3" office:value-type="float" office:value="870221843" calcext:value-type="float">
            <text:p>870221843</text:p>
          </table:table-cell>
          <table:table-cell table:style-name="ce3" office:value-type="float" office:value="559002425" calcext:value-type="float">
            <text:p>559002425</text:p>
          </table:table-cell>
          <table:table-cell table:style-name="ce3" office:value-type="float" office:value="367854248" calcext:value-type="float">
            <text:p>367854248</text:p>
          </table:table-cell>
          <table:table-cell table:number-columns-repeated="2"/>
          <table:table-cell table:style-name="ce3" office:value-type="float" office:value="850146705" calcext:value-type="float">
            <text:p>850146705</text:p>
          </table:table-cell>
          <table:table-cell table:style-name="ce3" office:value-type="float" office:value="1254023040" calcext:value-type="float">
            <text:p>1254023040</text:p>
          </table:table-cell>
          <table:table-cell table:style-name="ce3" office:value-type="float" office:value="852831916" calcext:value-type="float">
            <text:p>852831916</text:p>
          </table:table-cell>
          <table:table-cell table:style-name="ce3"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table:style-name="ce3" office:value-type="float" office:value="1024059678" calcext:value-type="float">
            <text:p>1024059678</text:p>
          </table:table-cell>
          <table:table-cell table:style-name="ce3" office:value-type="float" office:value="509115334" calcext:value-type="float">
            <text:p>509115334</text:p>
          </table:table-cell>
          <table:table-cell table:style-name="ce3"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table:style-name="ce3" office:value-type="float" office:value="1075945436" calcext:value-type="float">
            <text:p>1075945436</text:p>
          </table:table-cell>
          <table:table-cell table:style-name="ce3"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table:style-name="ce3" office:value-type="float" office:value="1191792300" calcext:value-type="float">
            <text:p>1191792300</text:p>
          </table:table-cell>
          <table:table-cell table:style-name="ce3" office:value-type="float" office:value="789462492" calcext:value-type="float">
            <text:p>789462492</text:p>
          </table:table-cell>
          <table:table-cell table:style-name="ce3" office:value-type="float" office:value="557637571" calcext:value-type="float">
            <text:p>557637571</text:p>
          </table:table-cell>
          <table:table-cell table:style-name="ce3" office:value-type="float" office:value="333945094" calcext:value-type="float">
            <text:p>333945094</text:p>
          </table:table-cell>
          <table:table-cell table:number-columns-repeated="2"/>
          <table:table-cell table:style-name="ce3" office:value-type="float" office:value="987487075" calcext:value-type="float">
            <text:p>987487075</text:p>
          </table:table-cell>
          <table:table-cell table:style-name="ce3" office:value-type="float" office:value="1291462789" calcext:value-type="float">
            <text:p>1291462789</text:p>
          </table:table-cell>
          <table:table-cell table:style-name="ce3" office:value-type="float" office:value="751273704" calcext:value-type="float">
            <text:p>751273704</text:p>
          </table:table-cell>
          <table:table-cell table:style-name="ce3"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table:style-name="ce3" office:value-type="float" office:value="1016159041" calcext:value-type="float">
            <text:p>1016159041</text:p>
          </table:table-cell>
          <table:table-cell table:style-name="ce3" office:value-type="float" office:value="486613150" calcext:value-type="float">
            <text:p>486613150</text:p>
          </table:table-cell>
          <table:table-cell table:style-name="ce3"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table:style-name="ce3" office:value-type="float" office:value="1095392392" calcext:value-type="float">
            <text:p>1095392392</text:p>
          </table:table-cell>
          <table:table-cell table:style-name="ce3"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table:style-name="ce3" office:value-type="float" office:value="1134391528" calcext:value-type="float">
            <text:p>1134391528</text:p>
          </table:table-cell>
          <table:table-cell table:style-name="ce3" office:value-type="float" office:value="833610460" calcext:value-type="float">
            <text:p>833610460</text:p>
          </table:table-cell>
          <table:table-cell table:style-name="ce3" office:value-type="float" office:value="581591810" calcext:value-type="float">
            <text:p>581591810</text:p>
          </table:table-cell>
          <table:table-cell table:style-name="ce3" office:value-type="float" office:value="300188934" calcext:value-type="float">
            <text:p>300188934</text:p>
          </table:table-cell>
          <table:table-cell table:number-columns-repeated="2"/>
          <table:table-cell table:style-name="ce3" office:value-type="float" office:value="910791990" calcext:value-type="float">
            <text:p>910791990</text:p>
          </table:table-cell>
          <table:table-cell table:style-name="ce3" office:value-type="float" office:value="1291116842" calcext:value-type="float">
            <text:p>1291116842</text:p>
          </table:table-cell>
          <table:table-cell table:style-name="ce3" office:value-type="float" office:value="783649183" calcext:value-type="float">
            <text:p>783649183</text:p>
          </table:table-cell>
          <table:table-cell table:style-name="ce3" office:value-type="float" office:value="244192046" calcext:value-type="float">
            <text:p>24419204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13])/(1000*1000*1000)/[.K20]" office:value-type="float" office:value="0.00010174024733" calcext:value-type="float">
            <text:p>0.00010174024733</text:p>
          </table:table-cell>
          <table:table-cell table:style-name="ce4" table:formula="of:=AVERAGE([.C4:.C13])/(1000*1000*1000)/[.L20]" office:value-type="float" office:value="0.0001049608946" calcext:value-type="float">
            <text:p>0.0001049608946</text:p>
          </table:table-cell>
          <table:table-cell table:style-name="ce4" table:formula="of:=AVERAGE([.D4:.D13])/(1000*1000*1000)/[.M20]" office:value-type="float" office:value="0.0001251527356" calcext:value-type="float">
            <text:p>0.0001251527356</text:p>
          </table:table-cell>
          <table:table-cell table:style-name="ce4" table:formula="of:=AVERAGE([.E4:.E13])/(1000*1000*1000)/[.N20]" office:value-type="float" office:value="0.00017020718112" calcext:value-type="float">
            <text:p>0.0001702071811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13])/(1000*1000*1000)/[.K20]" office:value-type="float" office:value="0.00010749320335" calcext:value-type="float">
            <text:p>0.00010749320335</text:p>
          </table:table-cell>
          <table:table-cell table:style-name="ce4" table:formula="of:=AVERAGE([.I4:.I13])/(1000*1000*1000)/[.L20]" office:value-type="float" office:value="0.00013353241952" calcext:value-type="float">
            <text:p>0.00013353241952</text:p>
          </table:table-cell>
          <table:table-cell table:style-name="ce4" table:formula="of:=AVERAGE([.J4:.J13])/(1000*1000*1000)/[.M20]" office:value-type="float" office:value="0.00016631948688" calcext:value-type="float">
            <text:p>0.00016631948688</text:p>
          </table:table-cell>
          <table:table-cell table:style-name="ce4" table:formula="of:=AVERAGE([.K4:.K13])/(1000*1000*1000)/[.N20]" office:value-type="float" office:value="0.00022172164272" calcext:value-type="float">
            <text:p>0.0002217216427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13])/(1000*1000*1000)/[.K20]" office:value-type="float" office:value="0.00012028955477" calcext:value-type="float">
            <text:p>0.00012028955477</text:p>
          </table:table-cell>
          <table:table-cell table:style-name="ce4" table:formula="of:=AVERAGE([.O4:.O13])/(1000*1000*1000)/[.L20]" office:value-type="float" office:value="0.00015873145216" calcext:value-type="float">
            <text:p>0.00015873145216</text:p>
          </table:table-cell>
          <table:table-cell table:style-name="ce4" table:formula="of:=AVERAGE([.P4:.P13])/(1000*1000*1000)/[.M20]" office:value-type="float" office:value="0.00023397924836" calcext:value-type="float">
            <text:p>0.00023397924836</text:p>
          </table:table-cell>
          <table:table-cell table:style-name="ce4" table:formula="of:=AVERAGE([.Q4:.Q13])/(1000*1000*1000)/[.N20]" office:value-type="float" office:value="0.0002634205752" calcext:value-type="float">
            <text:p>0.000263420575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13])/(1000*1000*1000)/[.K20]" office:value-type="float" office:value="0.00009256204992" calcext:value-type="float">
            <text:p>0.00009256204992</text:p>
          </table:table-cell>
          <table:table-cell table:style-name="ce4" table:formula="of:=AVERAGE([.U4:.U13])/(1000*1000*1000)/[.L20]" office:value-type="float" office:value="0.0002550447004" calcext:value-type="float">
            <text:p>0.0002550447004</text:p>
          </table:table-cell>
          <table:table-cell table:style-name="ce4" table:formula="of:=AVERAGE([.V4:.V13])/(1000*1000*1000)/[.M20]" office:value-type="float" office:value="0.00031951329668" calcext:value-type="float">
            <text:p>0.00031951329668</text:p>
          </table:table-cell>
          <table:table-cell table:style-name="ce4" table:formula="of:=AVERAGE([.W4:.W13])/(1000*1000*1000)/[.N20]" office:value-type="float" office:value="0.00017454009824" calcext:value-type="float">
            <text:p>0.00017454009824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13])/1000 ) /[.K$20]" office:value-type="float" office:value="101.74024733" calcext:value-type="float">
            <text:p>101.74024733</text:p>
          </table:table-cell>
          <table:table-cell table:style-name="ce4" table:formula="of:=( AVERAGE([.C4:.C13])/1000 ) /[.L$20]" office:value-type="float" office:value="104.9608946" calcext:value-type="float">
            <text:p>104.9608946</text:p>
          </table:table-cell>
          <table:table-cell table:style-name="ce4" table:formula="of:=( AVERAGE([.D4:.D13])/1000 ) /[.M$20]" office:value-type="float" office:value="125.1527356" calcext:value-type="float">
            <text:p>125.1527356</text:p>
          </table:table-cell>
          <table:table-cell table:style-name="ce4" table:formula="of:=( AVERAGE([.E4:.E13])/1000 ) /[.N$20]" office:value-type="float" office:value="170.20718112" calcext:value-type="float">
            <text:p>170.2071811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13])/1000 ) / [.K$20]" office:value-type="float" office:value="107.49320335" calcext:value-type="float">
            <text:p>107.49320335</text:p>
          </table:table-cell>
          <table:table-cell table:style-name="ce4" table:formula="of:=( AVERAGE([.I4:.I13])/1000 ) / [.L$20]" office:value-type="float" office:value="133.53241952" calcext:value-type="float">
            <text:p>133.53241952</text:p>
          </table:table-cell>
          <table:table-cell table:style-name="ce4" table:formula="of:=( AVERAGE([.J4:.J13])/1000 ) / [.M$20]" office:value-type="float" office:value="166.31948688" calcext:value-type="float">
            <text:p>166.31948688</text:p>
          </table:table-cell>
          <table:table-cell table:style-name="ce4" table:formula="of:=( AVERAGE([.K4:.K13])/1000 ) / [.N$20]" office:value-type="float" office:value="221.72164272" calcext:value-type="float">
            <text:p>221.7216427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13])/1000 ) / [.K$20]" office:value-type="float" office:value="120.28955477" calcext:value-type="float">
            <text:p>120.28955477</text:p>
          </table:table-cell>
          <table:table-cell table:style-name="ce4" table:formula="of:=( AVERAGE([.O4:.O13])/1000 ) / [.L$20]" office:value-type="float" office:value="158.73145216" calcext:value-type="float">
            <text:p>158.73145216</text:p>
          </table:table-cell>
          <table:table-cell table:style-name="ce4" table:formula="of:=( AVERAGE([.P4:.P13])/1000 ) / [.M$20]" office:value-type="float" office:value="233.97924836" calcext:value-type="float">
            <text:p>233.97924836</text:p>
          </table:table-cell>
          <table:table-cell table:style-name="ce4" table:formula="of:=( AVERAGE([.Q4:.Q13])/1000 ) / [.N$20]" office:value-type="float" office:value="263.4205752" calcext:value-type="float">
            <text:p>263.420575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13])/1000 ) / [.K$20]" office:value-type="float" office:value="92.56204992" calcext:value-type="float">
            <text:p>92.56204992</text:p>
          </table:table-cell>
          <table:table-cell table:style-name="ce4" table:formula="of:=(AVERAGE([.U4:.U13])/1000 ) / [.L$20]" office:value-type="float" office:value="255.0447004" calcext:value-type="float">
            <text:p>255.0447004</text:p>
          </table:table-cell>
          <table:table-cell table:style-name="ce4" table:formula="of:=(AVERAGE([.V4:.V13])/1000 ) / [.M$20]" office:value-type="float" office:value="319.51329668" calcext:value-type="float">
            <text:p>319.51329668</text:p>
          </table:table-cell>
          <table:table-cell table:style-name="ce4" table:formula="of:=(AVERAGE([.W4:.W13])/1000 ) / [.N$20]" office:value-type="float" office:value="174.54009824" calcext:value-type="float">
            <text:p>174.54009824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'MPIBcast-MIN'.B17]" office:value-type="float" office:value="1.08341133947006" calcext:value-type="float">
            <text:p>1,08341133947006</text:p>
          </table:table-cell>
          <table:table-cell table:style-name="ce15" table:formula="of:=[.C17]/[$'MPIBcast-MIN'.C17]" office:value-type="float" office:value="0.875671586035246" calcext:value-type="float">
            <text:p>0,875671586035246</text:p>
          </table:table-cell>
          <table:table-cell table:style-name="ce15" table:formula="of:=[.D17]/[$'MPIBcast-MIN'.D17]" office:value-type="float" office:value="1.09492312488369" calcext:value-type="float">
            <text:p>1,09492312488369</text:p>
          </table:table-cell>
          <table:table-cell table:style-name="ce15" table:formula="of:=[.E17]/[$'MPIBcast-MIN'.E17]" office:value-type="float" office:value="0.977028776538162" calcext:value-type="float">
            <text:p>0,977028776538162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'MPIBcast-MIN'.H17]" office:value-type="float" office:value="0.775673079890041" calcext:value-type="float">
            <text:p>0,775673079890041</text:p>
          </table:table-cell>
          <table:table-cell table:style-name="ce15" table:formula="of:=[.I17]/[$'MPIBcast-MIN'.I17]" office:value-type="float" office:value="0.830674515042679" calcext:value-type="float">
            <text:p>0,830674515042679</text:p>
          </table:table-cell>
          <table:table-cell table:style-name="ce15" table:formula="of:=[.J17]/[$'MPIBcast-MIN'.J17]" office:value-type="float" office:value="1.13606836689267" calcext:value-type="float">
            <text:p>1,13606836689267</text:p>
          </table:table-cell>
          <table:table-cell table:style-name="ce15" table:formula="of:=[.K17]/[$'MPIBcast-MIN'.K17]" office:value-type="float" office:value="1.16391566566846" calcext:value-type="float">
            <text:p>1,16391566566846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'MPIBcast-MIN'.N17]" office:value-type="float" office:value="1.03299550720003" calcext:value-type="float">
            <text:p>1,03299550720003</text:p>
          </table:table-cell>
          <table:table-cell table:style-name="ce15" table:formula="of:=[.O17]/[$'MPIBcast-MIN'.O17]" office:value-type="float" office:value="0.981627079822132" calcext:value-type="float">
            <text:p>0,981627079822132</text:p>
          </table:table-cell>
          <table:table-cell table:style-name="ce15" table:formula="of:=[.P17]/[$'MPIBcast-MIN'.P17]" office:value-type="float" office:value="1.11439484303009" calcext:value-type="float">
            <text:p>1,11439484303009</text:p>
          </table:table-cell>
          <table:table-cell table:style-name="ce15" table:formula="of:=[.Q17]/[$'MPIBcast-MIN'.Q17]" office:value-type="float" office:value="0.912318345456809" calcext:value-type="float">
            <text:p>0,912318345456809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'MPIBcast-MIN'.T17]" office:value-type="float" office:value="0.329936452759275" calcext:value-type="float">
            <text:p>0,329936452759275</text:p>
          </table:table-cell>
          <table:table-cell table:style-name="ce15" table:formula="of:=[.U17]/[$'MPIBcast-MIN'.U17]" office:value-type="float" office:value="0.708822482864714" calcext:value-type="float">
            <text:p>0,708822482864714</text:p>
          </table:table-cell>
          <table:table-cell table:style-name="ce15" table:formula="of:=[.V17]/[$'MPIBcast-MIN'.V17]" office:value-type="float" office:value="0.814755133451862" calcext:value-type="float">
            <text:p>0,814755133451862</text:p>
          </table:table-cell>
          <table:table-cell table:style-name="ce15" table:formula="of:=[.W17]/[$'MPIBcast-MIN'.W17]" office:value-type="float" office:value="0.40102478183607" calcext:value-type="float">
            <text:p>0,4010247818360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f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4"/>
          <table:table-cell office:value-type="string" calcext:value-type="string">
            <text:p>MPI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draw:z-index="1" draw:style-name="gr1" draw:text-style-name="P1" svg:width="16.009cm" svg:height="9.748cm" svg:x="0.013cm" svg:y="-0.002cm">
              <draw:object draw:notify-on-update-of-ranges="'ProfBcast-MED'.P22:'ProfBcast-MED'.P22 'ProfBcast-MED'.P23:'ProfBcast-MED'.P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-MED" table:style-name="ta1">
        <table:shapes>
          <draw:frame draw:z-index="0" draw:style-name="gr1" draw:text-style-name="P1" svg:width="16.009cm" svg:height="9.748cm" svg:x="2.271cm" svg:y="8.58cm">
            <draw:object draw:notify-on-update-of-ranges="'MPIBcast-MED'.J25:'MPIBcast-MED'.M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49507285" calcext:value-type="float">
            <text:p>1249507285</text:p>
          </table:table-cell>
          <table:table-cell table:style-name="ce3" office:value-type="float" office:value="651361851" calcext:value-type="float">
            <text:p>651361851</text:p>
          </table:table-cell>
          <table:table-cell table:style-name="ce3"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table:style-name="ce3" office:value-type="float" office:value="1435357476" calcext:value-type="float">
            <text:p>1435357476</text:p>
          </table:table-cell>
          <table:table-cell table:style-name="ce3"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table:style-name="ce3" office:value-type="float" office:value="1205922335" calcext:value-type="float">
            <text:p>1205922335</text:p>
          </table:table-cell>
          <table:table-cell table:style-name="ce3" office:value-type="float" office:value="957777059" calcext:value-type="float">
            <text:p>957777059</text:p>
          </table:table-cell>
          <table:table-cell table:style-name="ce3" office:value-type="float" office:value="587350420" calcext:value-type="float">
            <text:p>587350420</text:p>
          </table:table-cell>
          <table:table-cell table:style-name="ce3" office:value-type="float" office:value="432680088" calcext:value-type="float">
            <text:p>432680088</text:p>
          </table:table-cell>
          <table:table-cell table:number-columns-repeated="2"/>
          <table:table-cell table:style-name="ce3" office:value-type="float" office:value="2938345869" calcext:value-type="float">
            <text:p>2938345869</text:p>
          </table:table-cell>
          <table:table-cell table:style-name="ce3" office:value-type="float" office:value="1956761110" calcext:value-type="float">
            <text:p>1956761110</text:p>
          </table:table-cell>
          <table:table-cell table:style-name="ce3" office:value-type="float" office:value="1049249724" calcext:value-type="float">
            <text:p>1049249724</text:p>
          </table:table-cell>
          <table:table-cell table:style-name="ce3"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table:style-name="ce3" office:value-type="float" office:value="1065750617" calcext:value-type="float">
            <text:p>1065750617</text:p>
          </table:table-cell>
          <table:table-cell table:style-name="ce3" office:value-type="float" office:value="688765543" calcext:value-type="float">
            <text:p>688765543</text:p>
          </table:table-cell>
          <table:table-cell table:style-name="ce3"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table:style-name="ce3" office:value-type="float" office:value="1524859962" calcext:value-type="float">
            <text:p>1524859962</text:p>
          </table:table-cell>
          <table:table-cell table:style-name="ce3"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table:style-name="ce3" office:value-type="float" office:value="1492410814" calcext:value-type="float">
            <text:p>1492410814</text:p>
          </table:table-cell>
          <table:table-cell table:style-name="ce3" office:value-type="float" office:value="903379159" calcext:value-type="float">
            <text:p>903379159</text:p>
          </table:table-cell>
          <table:table-cell table:style-name="ce3" office:value-type="float" office:value="533364564" calcext:value-type="float">
            <text:p>533364564</text:p>
          </table:table-cell>
          <table:table-cell table:style-name="ce3" office:value-type="float" office:value="378999142" calcext:value-type="float">
            <text:p>378999142</text:p>
          </table:table-cell>
          <table:table-cell table:number-columns-repeated="2"/>
          <table:table-cell table:style-name="ce3" office:value-type="float" office:value="2938547554" calcext:value-type="float">
            <text:p>2938547554</text:p>
          </table:table-cell>
          <table:table-cell table:style-name="ce3" office:value-type="float" office:value="1834269547" calcext:value-type="float">
            <text:p>1834269547</text:p>
          </table:table-cell>
          <table:table-cell table:style-name="ce3" office:value-type="float" office:value="1111781625" calcext:value-type="float">
            <text:p>1111781625</text:p>
          </table:table-cell>
          <table:table-cell table:style-name="ce3" office:value-type="float" office:value="670859111" calcext:value-type="float">
            <text:p>670859111</text:p>
          </table:table-cell>
        </table:table-row>
        <table:table-row table:style-name="ro1">
          <table:table-cell/>
          <table:table-cell table:style-name="ce3" office:value-type="float" office:value="1111627466" calcext:value-type="float">
            <text:p>1111627466</text:p>
          </table:table-cell>
          <table:table-cell table:style-name="ce3" office:value-type="float" office:value="658114168" calcext:value-type="float">
            <text:p>658114168</text:p>
          </table:table-cell>
          <table:table-cell table:style-name="ce3"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table:style-name="ce3" office:value-type="float" office:value="1493732908" calcext:value-type="float">
            <text:p>1493732908</text:p>
          </table:table-cell>
          <table:table-cell table:style-name="ce3"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table:style-name="ce3" office:value-type="float" office:value="1210394059" calcext:value-type="float">
            <text:p>1210394059</text:p>
          </table:table-cell>
          <table:table-cell table:style-name="ce3" office:value-type="float" office:value="808511987" calcext:value-type="float">
            <text:p>808511987</text:p>
          </table:table-cell>
          <table:table-cell table:style-name="ce3" office:value-type="float" office:value="579130501" calcext:value-type="float">
            <text:p>579130501</text:p>
          </table:table-cell>
          <table:table-cell table:style-name="ce3" office:value-type="float" office:value="450861797" calcext:value-type="float">
            <text:p>450861797</text:p>
          </table:table-cell>
          <table:table-cell table:number-columns-repeated="2"/>
          <table:table-cell table:style-name="ce3" office:value-type="float" office:value="3165194452" calcext:value-type="float">
            <text:p>3165194452</text:p>
          </table:table-cell>
          <table:table-cell table:style-name="ce3" office:value-type="float" office:value="1809465843" calcext:value-type="float">
            <text:p>1809465843</text:p>
          </table:table-cell>
          <table:table-cell table:style-name="ce3" office:value-type="float" office:value="1184009124" calcext:value-type="float">
            <text:p>1184009124</text:p>
          </table:table-cell>
          <table:table-cell table:style-name="ce3"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table:style-name="ce3" office:value-type="float" office:value="1029103277" calcext:value-type="float">
            <text:p>1029103277</text:p>
          </table:table-cell>
          <table:table-cell table:style-name="ce3" office:value-type="float" office:value="636571699" calcext:value-type="float">
            <text:p>636571699</text:p>
          </table:table-cell>
          <table:table-cell table:style-name="ce3"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table:style-name="ce3" office:value-type="float" office:value="1669371677" calcext:value-type="float">
            <text:p>1669371677</text:p>
          </table:table-cell>
          <table:table-cell table:style-name="ce3"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table:style-name="ce3" office:value-type="float" office:value="1213472274" calcext:value-type="float">
            <text:p>1213472274</text:p>
          </table:table-cell>
          <table:table-cell table:style-name="ce3" office:value-type="float" office:value="851144306" calcext:value-type="float">
            <text:p>851144306</text:p>
          </table:table-cell>
          <table:table-cell table:style-name="ce3" office:value-type="float" office:value="587251197" calcext:value-type="float">
            <text:p>587251197</text:p>
          </table:table-cell>
          <table:table-cell table:style-name="ce3" office:value-type="float" office:value="419572417" calcext:value-type="float">
            <text:p>419572417</text:p>
          </table:table-cell>
          <table:table-cell table:number-columns-repeated="2"/>
          <table:table-cell table:style-name="ce3" office:value-type="float" office:value="3120699774" calcext:value-type="float">
            <text:p>3120699774</text:p>
          </table:table-cell>
          <table:table-cell table:style-name="ce3" office:value-type="float" office:value="1799073157" calcext:value-type="float">
            <text:p>1799073157</text:p>
          </table:table-cell>
          <table:table-cell table:style-name="ce3" office:value-type="float" office:value="980396697" calcext:value-type="float">
            <text:p>980396697</text:p>
          </table:table-cell>
          <table:table-cell table:style-name="ce3"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table:style-name="ce3" office:value-type="float" office:value="974560965" calcext:value-type="float">
            <text:p>974560965</text:p>
          </table:table-cell>
          <table:table-cell table:style-name="ce3" office:value-type="float" office:value="599316549" calcext:value-type="float">
            <text:p>599316549</text:p>
          </table:table-cell>
          <table:table-cell table:style-name="ce3"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table:style-name="ce3" office:value-type="float" office:value="1487731345" calcext:value-type="float">
            <text:p>1487731345</text:p>
          </table:table-cell>
          <table:table-cell table:style-name="ce3"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table:style-name="ce3" office:value-type="float" office:value="1227185528" calcext:value-type="float">
            <text:p>1227185528</text:p>
          </table:table-cell>
          <table:table-cell table:style-name="ce3" office:value-type="float" office:value="908375897" calcext:value-type="float">
            <text:p>908375897</text:p>
          </table:table-cell>
          <table:table-cell table:style-name="ce3" office:value-type="float" office:value="678860363" calcext:value-type="float">
            <text:p>678860363</text:p>
          </table:table-cell>
          <table:table-cell table:style-name="ce3" office:value-type="float" office:value="415362835" calcext:value-type="float">
            <text:p>415362835</text:p>
          </table:table-cell>
          <table:table-cell table:number-columns-repeated="2"/>
          <table:table-cell table:style-name="ce3" office:value-type="float" office:value="3059991532" calcext:value-type="float">
            <text:p>3059991532</text:p>
          </table:table-cell>
          <table:table-cell table:style-name="ce3" office:value-type="float" office:value="2007838099" calcext:value-type="float">
            <text:p>2007838099</text:p>
          </table:table-cell>
          <table:table-cell table:style-name="ce3" office:value-type="float" office:value="1023473292" calcext:value-type="float">
            <text:p>1023473292</text:p>
          </table:table-cell>
          <table:table-cell table:style-name="ce3"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table:style-name="ce3" office:value-type="float" office:value="978608171" calcext:value-type="float">
            <text:p>978608171</text:p>
          </table:table-cell>
          <table:table-cell table:style-name="ce3" office:value-type="float" office:value="643261558" calcext:value-type="float">
            <text:p>643261558</text:p>
          </table:table-cell>
          <table:table-cell table:style-name="ce3"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table:style-name="ce3" office:value-type="float" office:value="1401028737" calcext:value-type="float">
            <text:p>1401028737</text:p>
          </table:table-cell>
          <table:table-cell table:style-name="ce3"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table:style-name="ce3" office:value-type="float" office:value="1219065064" calcext:value-type="float">
            <text:p>1219065064</text:p>
          </table:table-cell>
          <table:table-cell table:style-name="ce3" office:value-type="float" office:value="909117704" calcext:value-type="float">
            <text:p>909117704</text:p>
          </table:table-cell>
          <table:table-cell table:style-name="ce3" office:value-type="float" office:value="694013492" calcext:value-type="float">
            <text:p>694013492</text:p>
          </table:table-cell>
          <table:table-cell table:style-name="ce3" office:value-type="float" office:value="492239560" calcext:value-type="float">
            <text:p>492239560</text:p>
          </table:table-cell>
          <table:table-cell table:number-columns-repeated="2"/>
          <table:table-cell table:style-name="ce3" office:value-type="float" office:value="2992012807" calcext:value-type="float">
            <text:p>2992012807</text:p>
          </table:table-cell>
          <table:table-cell table:style-name="ce3" office:value-type="float" office:value="2066260756" calcext:value-type="float">
            <text:p>2066260756</text:p>
          </table:table-cell>
          <table:table-cell table:style-name="ce3" office:value-type="float" office:value="1062827438" calcext:value-type="float">
            <text:p>1062827438</text:p>
          </table:table-cell>
          <table:table-cell table:style-name="ce3"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table:style-name="ce3" office:value-type="float" office:value="939073126" calcext:value-type="float">
            <text:p>939073126</text:p>
          </table:table-cell>
          <table:table-cell table:style-name="ce3" office:value-type="float" office:value="644018756" calcext:value-type="float">
            <text:p>644018756</text:p>
          </table:table-cell>
          <table:table-cell table:style-name="ce3"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table:style-name="ce3" office:value-type="float" office:value="1472141439" calcext:value-type="float">
            <text:p>1472141439</text:p>
          </table:table-cell>
          <table:table-cell table:style-name="ce3"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table:style-name="ce3" office:value-type="float" office:value="1379646835" calcext:value-type="float">
            <text:p>1379646835</text:p>
          </table:table-cell>
          <table:table-cell table:style-name="ce3" office:value-type="float" office:value="808709623" calcext:value-type="float">
            <text:p>808709623</text:p>
          </table:table-cell>
          <table:table-cell table:style-name="ce3" office:value-type="float" office:value="650311727" calcext:value-type="float">
            <text:p>650311727</text:p>
          </table:table-cell>
          <table:table-cell table:style-name="ce3" office:value-type="float" office:value="451085488" calcext:value-type="float">
            <text:p>451085488</text:p>
          </table:table-cell>
          <table:table-cell table:number-columns-repeated="2"/>
          <table:table-cell table:style-name="ce3" office:value-type="float" office:value="2938483235" calcext:value-type="float">
            <text:p>2938483235</text:p>
          </table:table-cell>
          <table:table-cell table:style-name="ce3" office:value-type="float" office:value="2074066035" calcext:value-type="float">
            <text:p>2074066035</text:p>
          </table:table-cell>
          <table:table-cell table:style-name="ce3" office:value-type="float" office:value="987032071" calcext:value-type="float">
            <text:p>987032071</text:p>
          </table:table-cell>
          <table:table-cell table:style-name="ce3"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table:style-name="ce3" office:value-type="float" office:value="987729756" calcext:value-type="float">
            <text:p>987729756</text:p>
          </table:table-cell>
          <table:table-cell table:style-name="ce3" office:value-type="float" office:value="615965060" calcext:value-type="float">
            <text:p>615965060</text:p>
          </table:table-cell>
          <table:table-cell table:style-name="ce3"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table:style-name="ce3" office:value-type="float" office:value="1622656321" calcext:value-type="float">
            <text:p>1622656321</text:p>
          </table:table-cell>
          <table:table-cell table:style-name="ce3"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table:style-name="ce3" office:value-type="float" office:value="1164473165" calcext:value-type="float">
            <text:p>1164473165</text:p>
          </table:table-cell>
          <table:table-cell table:style-name="ce3" office:value-type="float" office:value="997031413" calcext:value-type="float">
            <text:p>997031413</text:p>
          </table:table-cell>
          <table:table-cell table:style-name="ce3" office:value-type="float" office:value="631989765" calcext:value-type="float">
            <text:p>631989765</text:p>
          </table:table-cell>
          <table:table-cell table:style-name="ce3" office:value-type="float" office:value="394547445" calcext:value-type="float">
            <text:p>394547445</text:p>
          </table:table-cell>
          <table:table-cell table:number-columns-repeated="2"/>
          <table:table-cell table:style-name="ce3" office:value-type="float" office:value="2828685507" calcext:value-type="float">
            <text:p>2828685507</text:p>
          </table:table-cell>
          <table:table-cell table:style-name="ce3" office:value-type="float" office:value="1927813415" calcext:value-type="float">
            <text:p>1927813415</text:p>
          </table:table-cell>
          <table:table-cell table:style-name="ce3" office:value-type="float" office:value="1081541570" calcext:value-type="float">
            <text:p>1081541570</text:p>
          </table:table-cell>
          <table:table-cell table:style-name="ce3"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table:style-name="ce3" office:value-type="float" office:value="961261286" calcext:value-type="float">
            <text:p>961261286</text:p>
          </table:table-cell>
          <table:table-cell table:style-name="ce3" office:value-type="float" office:value="662586638" calcext:value-type="float">
            <text:p>662586638</text:p>
          </table:table-cell>
          <table:table-cell table:style-name="ce3"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table:style-name="ce3" office:value-type="float" office:value="1634575376" calcext:value-type="float">
            <text:p>1634575376</text:p>
          </table:table-cell>
          <table:table-cell table:style-name="ce3"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table:style-name="ce3" office:value-type="float" office:value="1200640849" calcext:value-type="float">
            <text:p>1200640849</text:p>
          </table:table-cell>
          <table:table-cell table:style-name="ce3" office:value-type="float" office:value="892210756" calcext:value-type="float">
            <text:p>892210756</text:p>
          </table:table-cell>
          <table:table-cell table:style-name="ce3" office:value-type="float" office:value="524902035" calcext:value-type="float">
            <text:p>524902035</text:p>
          </table:table-cell>
          <table:table-cell table:style-name="ce3" office:value-type="float" office:value="360921953" calcext:value-type="float">
            <text:p>360921953</text:p>
          </table:table-cell>
          <table:table-cell table:number-columns-repeated="2"/>
          <table:table-cell table:style-name="ce3" office:value-type="float" office:value="2986354193" calcext:value-type="float">
            <text:p>2986354193</text:p>
          </table:table-cell>
          <table:table-cell table:style-name="ce3" office:value-type="float" office:value="2222449745" calcext:value-type="float">
            <text:p>2222449745</text:p>
          </table:table-cell>
          <table:table-cell table:style-name="ce3" office:value-type="float" office:value="1094432691" calcext:value-type="float">
            <text:p>1094432691</text:p>
          </table:table-cell>
          <table:table-cell table:style-name="ce3"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table:style-name="ce3" office:value-type="float" office:value="971311467" calcext:value-type="float">
            <text:p>971311467</text:p>
          </table:table-cell>
          <table:table-cell table:style-name="ce3" office:value-type="float" office:value="660321443" calcext:value-type="float">
            <text:p>660321443</text:p>
          </table:table-cell>
          <table:table-cell table:style-name="ce3"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table:style-name="ce3" office:value-type="float" office:value="1385805517" calcext:value-type="float">
            <text:p>1385805517</text:p>
          </table:table-cell>
          <table:table-cell table:style-name="ce3"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table:style-name="ce3" office:value-type="float" office:value="1185943900" calcext:value-type="float">
            <text:p>1185943900</text:p>
          </table:table-cell>
          <table:table-cell table:style-name="ce3" office:value-type="float" office:value="830279639" calcext:value-type="float">
            <text:p>830279639</text:p>
          </table:table-cell>
          <table:table-cell table:style-name="ce3" office:value-type="float" office:value="641304243" calcext:value-type="float">
            <text:p>641304243</text:p>
          </table:table-cell>
          <table:table-cell table:style-name="ce3" office:value-type="float" office:value="398611867" calcext:value-type="float">
            <text:p>398611867</text:p>
          </table:table-cell>
          <table:table-cell table:number-columns-repeated="2"/>
          <table:table-cell table:style-name="ce3" office:value-type="float" office:value="2805450842" calcext:value-type="float">
            <text:p>2805450842</text:p>
          </table:table-cell>
          <table:table-cell table:style-name="ce3" office:value-type="float" office:value="1943346995" calcext:value-type="float">
            <text:p>1943346995</text:p>
          </table:table-cell>
          <table:table-cell table:style-name="ce3" office:value-type="float" office:value="1177734840" calcext:value-type="float">
            <text:p>1177734840</text:p>
          </table:table-cell>
          <table:table-cell table:style-name="ce3" office:value-type="float" office:value="682240956" calcext:value-type="float">
            <text:p>68224095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13])/(1000*1000*1000)/[.K20]" office:value-type="float" office:value="0.00010268533416" calcext:value-type="float">
            <text:p>0.00010268533416</text:p>
          </table:table-cell>
          <table:table-cell table:style-name="ce4" table:formula="of:=AVERAGE([.C4:.C13])/(1000*1000*1000)/[.L20]" office:value-type="float" office:value="0.0001292056653" calcext:value-type="float">
            <text:p>0.0001292056653</text:p>
          </table:table-cell>
          <table:table-cell table:style-name="ce4" table:formula="of:=AVERAGE([.D4:.D13])/(1000*1000*1000)/[.M20]" office:value-type="float" office:value="0.00012208327868" calcext:value-type="float">
            <text:p>0.00012208327868</text:p>
          </table:table-cell>
          <table:table-cell table:style-name="ce4" table:formula="of:=AVERAGE([.E4:.E13])/(1000*1000*1000)/[.N20]" office:value-type="float" office:value="0.00018155610224" calcext:value-type="float">
            <text:p>0.00018155610224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13])/(1000*1000*1000)/[.K20]" office:value-type="float" office:value="0.00015127260758" calcext:value-type="float">
            <text:p>0.00015127260758</text:p>
          </table:table-cell>
          <table:table-cell table:style-name="ce4" table:formula="of:=AVERAGE([.I4:.I13])/(1000*1000*1000)/[.L20]" office:value-type="float" office:value="0.00018080324718" calcext:value-type="float">
            <text:p>0.00018080324718</text:p>
          </table:table-cell>
          <table:table-cell table:style-name="ce4" table:formula="of:=AVERAGE([.J4:.J13])/(1000*1000*1000)/[.M20]" office:value-type="float" office:value="0.00015386959176" calcext:value-type="float">
            <text:p>0.00015386959176</text:p>
          </table:table-cell>
          <table:table-cell table:style-name="ce4" table:formula="of:=AVERAGE([.K4:.K13])/(1000*1000*1000)/[.N20]" office:value-type="float" office:value="0.00020368429808" calcext:value-type="float">
            <text:p>0.00020368429808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13])/(1000*1000*1000)/[.K20]" office:value-type="float" office:value="0.00012499154823" calcext:value-type="float">
            <text:p>0.00012499154823</text:p>
          </table:table-cell>
          <table:table-cell table:style-name="ce4" table:formula="of:=AVERAGE([.O4:.O13])/(1000*1000*1000)/[.L20]" office:value-type="float" office:value="0.00017733075086" calcext:value-type="float">
            <text:p>0.00017733075086</text:p>
          </table:table-cell>
          <table:table-cell table:style-name="ce4" table:formula="of:=AVERAGE([.P4:.P13])/(1000*1000*1000)/[.M20]" office:value-type="float" office:value="0.00024433913228" calcext:value-type="float">
            <text:p>0.00024433913228</text:p>
          </table:table-cell>
          <table:table-cell table:style-name="ce4" table:formula="of:=AVERAGE([.Q4:.Q13])/(1000*1000*1000)/[.N20]" office:value-type="float" office:value="0.00033559060736" calcext:value-type="float">
            <text:p>0.00033559060736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13])/(1000*1000*1000)/[.K20]" office:value-type="float" office:value="0.00029773765765" calcext:value-type="float">
            <text:p>0.00029773765765</text:p>
          </table:table-cell>
          <table:table-cell table:style-name="ce4" table:formula="of:=AVERAGE([.U4:.U13])/(1000*1000*1000)/[.L20]" office:value-type="float" office:value="0.00039282689404" calcext:value-type="float">
            <text:p>0.00039282689404</text:p>
          </table:table-cell>
          <table:table-cell table:style-name="ce4" table:formula="of:=AVERAGE([.V4:.V13])/(1000*1000*1000)/[.M20]" office:value-type="float" office:value="0.00043009916288" calcext:value-type="float">
            <text:p>0.00043009916288</text:p>
          </table:table-cell>
          <table:table-cell table:style-name="ce4" table:formula="of:=AVERAGE([.W4:.W13])/(1000*1000*1000)/[.N20]" office:value-type="float" office:value="0.00052637884224" calcext:value-type="float">
            <text:p>0.00052637884224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13])/1000 ) /[.K$20]" office:value-type="float" office:value="102.68533416" calcext:value-type="float">
            <text:p>102.68533416</text:p>
          </table:table-cell>
          <table:table-cell table:style-name="ce4" table:formula="of:=( AVERAGE([.C4:.C13])/1000 ) /[.L$20]" office:value-type="float" office:value="129.2056653" calcext:value-type="float">
            <text:p>129.2056653</text:p>
          </table:table-cell>
          <table:table-cell table:style-name="ce4" table:formula="of:=( AVERAGE([.D4:.D13])/1000 ) /[.M$20]" office:value-type="float" office:value="122.08327868" calcext:value-type="float">
            <text:p>122.08327868</text:p>
          </table:table-cell>
          <table:table-cell table:style-name="ce4" table:formula="of:=( AVERAGE([.E4:.E13])/1000 ) /[.N$20]" office:value-type="float" office:value="181.55610224" calcext:value-type="float">
            <text:p>181.55610224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13])/1000 ) / [.K$20]" office:value-type="float" office:value="151.27260758" calcext:value-type="float">
            <text:p>151.27260758</text:p>
          </table:table-cell>
          <table:table-cell table:style-name="ce4" table:formula="of:=( AVERAGE([.I4:.I13])/1000 ) / [.L$20]" office:value-type="float" office:value="180.80324718" calcext:value-type="float">
            <text:p>180.80324718</text:p>
          </table:table-cell>
          <table:table-cell table:style-name="ce4" table:formula="of:=( AVERAGE([.J4:.J13])/1000 ) / [.M$20]" office:value-type="float" office:value="153.86959176" calcext:value-type="float">
            <text:p>153.86959176</text:p>
          </table:table-cell>
          <table:table-cell table:style-name="ce4" table:formula="of:=( AVERAGE([.K4:.K13])/1000 ) / [.N$20]" office:value-type="float" office:value="203.68429808" calcext:value-type="float">
            <text:p>203.68429808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13])/1000 ) / [.K$20]" office:value-type="float" office:value="124.99154823" calcext:value-type="float">
            <text:p>124.99154823</text:p>
          </table:table-cell>
          <table:table-cell table:style-name="ce4" table:formula="of:=( AVERAGE([.O4:.O13])/1000 ) / [.L$20]" office:value-type="float" office:value="177.33075086" calcext:value-type="float">
            <text:p>177.33075086</text:p>
          </table:table-cell>
          <table:table-cell table:style-name="ce4" table:formula="of:=( AVERAGE([.P4:.P13])/1000 ) / [.M$20]" office:value-type="float" office:value="244.33913228" calcext:value-type="float">
            <text:p>244.33913228</text:p>
          </table:table-cell>
          <table:table-cell table:style-name="ce4" table:formula="of:=( AVERAGE([.Q4:.Q13])/1000 ) / [.N$20]" office:value-type="float" office:value="335.59060736" calcext:value-type="float">
            <text:p>335.59060736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13])/1000 ) / [.K$20]" office:value-type="float" office:value="297.73765765" calcext:value-type="float">
            <text:p>297.73765765</text:p>
          </table:table-cell>
          <table:table-cell table:style-name="ce4" table:formula="of:=(AVERAGE([.U4:.U13])/1000 ) / [.L$20]" office:value-type="float" office:value="392.82689404" calcext:value-type="float">
            <text:p>392.82689404</text:p>
          </table:table-cell>
          <table:table-cell table:style-name="ce4" table:formula="of:=(AVERAGE([.V4:.V13])/1000 ) / [.M$20]" office:value-type="float" office:value="430.09916288" calcext:value-type="float">
            <text:p>430.09916288</text:p>
          </table:table-cell>
          <table:table-cell table:style-name="ce4" table:formula="of:=(AVERAGE([.W4:.W13])/1000 ) / [.N$20]" office:value-type="float" office:value="526.37884224" calcext:value-type="float">
            <text:p>526.37884224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0T22:20:57.041000000</dc:date>
    <meta:editing-duration>PT5H34M59S</meta:editing-duration>
    <meta:editing-cycles>30</meta:editing-cycles>
    <meta:generator>LibreOffice/7.4.3.2$Windows_X86_64 LibreOffice_project/1048a8393ae2eeec98dff31b5c133c5f1d08b890</meta:generator>
    <meta:document-statistic meta:table-count="5" meta:cell-count="1065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IN'.B2:'MPIBcast-MIN'.E3 'MPIBcast-MIN'.H2:'MPIBcast-MIN'.K3 'MPIBcast-MIN'.N2:'MPIBcast-MIN'.Q3 'MPIBcast-MIN'.T2:'MPIBcast-MIN'.W3 'MPIBcast-MIN'.B16:'MPIBcast-MIN'.E16 'MPIBcast-MIN'.H16:'MPIBcast-MIN'.K16 'MPIBcast-MIN'.N16:'MPIBcast-MIN'.Q16 'MPIBcast-MIN'.T16:'MPIBcast-MIN'.W16 'MPIBcast-MIN'.J25:'MPIBcast-MIN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MPIBcast-MIN'.B2:'MPIBcast-MIN'.E3 'MPIBcast-MIN'.H2:'MPIBcast-MIN'.K3 'MPIBcast-MIN'.N2:'MPIBcast-MIN'.Q3 'MPIBcast-MIN'.T2:'MPI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B16:'MPIBcast-MIN'.E16 'MPIBcast-MIN'.H16:'MPIBcast-MIN'.K16 'MPIBcast-MIN'.N16:'MPIBcast-MIN'.Q16 'MPIBcast-MIN'.T16:'MPIBcast-MIN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IN'.J25:'MPIBcast-MIN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IN'.B2:'MPIBcast-MIN'.E3 'MPIBcast-MIN'.H2:'MPIBcast-MIN'.K3 'MPIBcast-MIN'.N2:'MPIBcast-MIN'.Q3 'MPIBcast-MIN'.T2:'MPI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IN'.J25:'MPIBcast-MIN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94cm" svg:y="1.121cm" chart:style-name="ch3">
          <text:p>ProfBcast</text:p>
        </chart:subtitle>
        <chart:plot-area chart:style-name="ch4" table:cell-range-address="'ProfBcast-MIN'.B2:'ProfBcast-MIN'.E3 'ProfBcast-MIN'.H2:'ProfBcast-MIN'.K3 'ProfBcast-MIN'.N2:'ProfBcast-MIN'.Q3 'ProfBcast-MIN'.T2:'ProfBcast-MIN'.W3 'ProfBcast-MIN'.B16:'ProfBcast-MIN'.E16 'ProfBcast-MIN'.H16:'ProfBcast-MIN'.K16 'ProfBcast-MIN'.N16:'ProfBcast-MIN'.Q16 'ProfBcast-MIN'.T16:'ProfBcast-MIN'.W16 'ProfBcast-MIN'.J25:'ProfBcast-MIN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IN'.J25:'ProfBcast-MIN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IN'.J25:'ProfBcast-MIN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96cm" svg:y="1.121cm" chart:style-name="ch3">
          <text:p>ProfBcast</text:p>
        </chart:subtitle>
        <chart:plot-area chart:style-name="ch4" table:cell-range-address="'ProfBcast-MED'.B2:'ProfBcast-MED'.E3 'ProfBcast-MED'.H2:'ProfBcast-MED'.K3 'ProfBcast-MED'.N2:'ProfBcast-MED'.Q3 'ProfBcast-MED'.T2:'ProfBcast-MED'.W3 'ProfBcast-MED'.B16:'ProfBcast-MED'.E16 'ProfBcast-MED'.H16:'ProfBcast-MED'.K16 'ProfBcast-MED'.N16:'ProfBcast-MED'.Q16 'ProfBcast-MED'.T16:'ProfBcast-MED'.W16 'ProfBcast-MED'.J25:'ProfBcast-MED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ED'.J25:'ProfBcast-MED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ED'.J25:'ProfBcast-ME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22:'ProfBcast-MIN'.P23 'ProfBcast-MIN'.B16:'ProfBcast-MIN'.E16 'ProfBcast-MIN'.H16:'ProfBcast-MIN'.K16 'ProfBcast-MIN'.N16:'ProfBcast-MIN'.Q16 'ProfBcast-MIN'.T16:'ProfBcast-MIN'.W16 'MPIBcast-MIN'.B16:'MPIBcast-MIN'.E16 'MPIBcast-MIN'.H16:'MPIBcast-MIN'.K16 'MPIBcast-MIN'.N16:'MPIBcast-MIN'.Q16 'MPIBcast-MIN'.T16:'MPIBcast-MIN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label-cell-address="'ProfBcast-MIN'.P22:'ProfBcast-MIN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IN'.B16:'MPIBcast-MIN'.E16 'MPIBcast-MIN'.H16:'MPIBcast-MIN'.K16 'MPIBcast-MIN'.N16:'MPIBcast-MIN'.Q16 'MPIBcast-MIN'.T16:'MPIBcast-MIN'.W16" chart:label-cell-address="'ProfBcast-MIN'.P23:'ProfBcast-MIN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IN'.P22:'ProfBcast-MIN'.P22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PIBcast</text:p>
                <draw:g>
                  <svg:desc>'ProfBcast-MIN'.P23:'ProfBcast-MIN'.P2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22:'ProfBcast-MED'.P23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9cm" svg:width="13.123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label-cell-address="'ProfBcast-MED'.P22:'ProfBcast-MED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ED'.B16:'MPIBcast-MED'.E16 'MPIBcast-MED'.H16:'MPIBcast-MED'.K16 'MPIBcast-MED'.N16:'MPIBcast-MED'.Q16 'MPIBcast-MED'.T16:'MPIBcast-MED'.W16" chart:label-cell-address="'ProfBcast-MED'.P23:'ProfBcast-MED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ED'.P22:'ProfBcast-MED'.P22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PIBcast</text:p>
                <draw:g>
                  <svg:desc>'ProfBcast-MED'.P23:'ProfBcast-MED'.P23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ED'.B2:'MPIBcast-MED'.E3 'MPIBcast-MED'.H2:'MPIBcast-MED'.K3 'MPIBcast-MED'.N2:'MPIBcast-MED'.Q3 'MPIBcast-MED'.T2:'MPIBcast-MED'.W3 'MPIBcast-MED'.B16:'MPIBcast-MED'.E16 'MPIBcast-MED'.H16:'MPIBcast-MED'.K16 'MPIBcast-MED'.N16:'MPIBcast-MED'.Q16 'MPIBcast-MED'.T16:'MPIBcast-MED'.W16 'MPIBcast-MED'.J25:'MPIBcast-MED'.M25" chart:data-source-has-labels="row" svg:x="0.467cm" svg:y="0.729cm" svg:width="13.123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058cm" svg:y="9.189cm" chart:style-name="ch6">
              <text:p>Experimento</text:p>
            </chart:title>
            <chart:categories table:cell-range-address="'MPIBcast-MED'.B2:'MPIBcast-MED'.E3 'MPIBcast-MED'.H2:'MPIBcast-MED'.K3 'MPIBcast-MED'.N2:'MPIBcast-MED'.Q3 'MPIBcast-MED'.T2:'MPI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ED'.B16:'MPIBcast-MED'.E16 'MPIBcast-MED'.H16:'MPIBcast-MED'.K16 'MPIBcast-MED'.N16:'MPIBcast-MED'.Q16 'MPIBcast-MED'.T16:'MPIBcast-MED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ED'.J25:'MPIBcast-MED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ED'.B2:'MPIBcast-MED'.E3 'MPIBcast-MED'.H2:'MPIBcast-MED'.K3 'MPIBcast-MED'.N2:'MPIBcast-MED'.Q3 'MPIBcast-MED'.T2:'MPI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ED'.J25:'MPIBcast-ME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22:'ProfBcast-MIN'.P23 'ProfBcast-MIN'.B16:'ProfBcast-MIN'.E16 'ProfBcast-MIN'.H16:'ProfBcast-MIN'.K16 'ProfBcast-MIN'.N16:'ProfBcast-MIN'.Q16 'ProfBcast-MIN'.T16:'ProfBcast-MIN'.W16 'MPIBcast-MIN'.B16:'MPIBcast-MIN'.E16 'MPIBcast-MIN'.H16:'MPIBcast-MIN'.K16 'MPIBcast-MIN'.N16:'MPIBcast-MIN'.Q16 'MPIBcast-MIN'.T16:'MPIBcast-MIN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label-cell-address="'ProfBcast-MIN'.P22:'ProfBcast-MIN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IN'.B16:'MPIBcast-MIN'.E16 'MPIBcast-MIN'.H16:'MPIBcast-MIN'.K16 'MPIBcast-MIN'.N16:'MPIBcast-MIN'.Q16 'MPIBcast-MIN'.T16:'MPIBcast-MIN'.W16" chart:label-cell-address="'ProfBcast-MIN'.P23:'ProfBcast-MIN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IN'.P22:'ProfBcast-MIN'.P22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PIBcast</text:p>
                <draw:g>
                  <svg:desc>'ProfBcast-MIN'.P23:'ProfBcast-MIN'.P2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22:'ProfBcast-MED'.P23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label-cell-address="'ProfBcast-MED'.P22:'ProfBcast-MED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ED'.B16:'MPIBcast-MED'.E16 'MPIBcast-MED'.H16:'MPIBcast-MED'.K16 'MPIBcast-MED'.N16:'MPIBcast-MED'.Q16 'MPIBcast-MED'.T16:'MPIBcast-MED'.W16" chart:label-cell-address="'ProfBcast-MED'.P23:'ProfBcast-MED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ED'.P22:'ProfBcast-MED'.P22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PIBcast</text:p>
                <draw:g>
                  <svg:desc>'ProfBcast-MED'.P23:'ProfBcast-MED'.P23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Comparando Gráficos</text:p>
        </chart:title>
        <chart:subtitle svg:x="0cm" svg:y="0cm" chart:style-name="ch3">
          <text:p/>
        </chart:subtitle>
        <chart:legend chart:legend-position="end" svg:x="2.102cm" svg:y="1.113cm" style:legend-expansion="custom" svg:width="3.793cm" svg:height="2.682cm" style:legend-expansion-aspect-ratio="1.41424310216257" chart:style-name="ch4"/>
        <chart:plot-area chart:style-name="ch5" table:cell-range-address="'ProfBcast-MED'.B2:'ProfBcast-MED'.E3 'ProfBcast-MED'.H2:'ProfBcast-MED'.K3 'ProfBcast-MED'.N2:'ProfBcast-MED'.Q3 'ProfBcast-MED'.T2:'ProfBcast-MED'.W3 'Compara Gráficos'.Z3:'Compara Gráficos'.Z5 'ProfBcast-MIN'.B16:'ProfBcast-MIN'.E16 'ProfBcast-MIN'.H16:'ProfBcast-MIN'.K16 'ProfBcast-MIN'.N16:'ProfBcast-MIN'.Q16 'ProfBcast-MIN'.T16:'ProfBcast-MIN'.W16 'MPIBcast-MIN'.B16:'MPIBcast-MIN'.E16 'MPIBcast-MIN'.H16:'MPIBcast-MIN'.K16 'MPIBcast-MIN'.N16:'MPIBcast-MIN'.Q16 'MPIBcast-MIN'.T16:'MPIBcast-MIN'.W16 'Compara Gráficos'.Z6:'Compara Gráficos'.Z6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label-cell-address="'Compara Gráficos'.Z4:'Compara Gráficos'.Z4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IN'.B16:'MPIBcast-MIN'.E16 'MPIBcast-MIN'.H16:'MPIBcast-MIN'.K16 'MPIBcast-MIN'.N16:'MPIBcast-MIN'.Q16 'MPIBcast-MIN'.T16:'MPIBcast-MIN'.W16" chart:label-cell-address="'Compara Gráficos'.Z3:'Compara Gráficos'.Z3" chart:class="chart:line">
            <chart:data-point chart:repeated="16"/>
          </chart:series>
          <chart:series chart:attached-axis="primary-y" chart:style-name="ch18" chart:values-cell-range-address="'ProfBcast-MED'.B16:'ProfBcast-MED'.E16 'ProfBcast-MED'.H16:'ProfBcast-MED'.K16 'ProfBcast-MED'.N16:'ProfBcast-MED'.Q16 'ProfBcast-MED'.T16:'ProfBcast-MED'.W16" chart:label-cell-address="'Compara Gráficos'.Z6:'Compara Gráficos'.Z6" chart:class="chart:line">
            <chart:data-point chart:repeated="16"/>
          </chart:series>
          <chart:series chart:attached-axis="primary-y" chart:style-name="ch19" chart:values-cell-range-address="'MPIBcast-MED'.B16:'MPIBcast-MED'.E16 'MPIBcast-MED'.H16:'MPIBcast-MED'.K16 'MPIBcast-MED'.N16:'MPIBcast-MED'.Q16 'MPIBcast-MED'.T16:'MPIBcast-MED'.W16" chart:label-cell-address="'Compara Gráficos'.Z5:'Compara Gráficos'.Z5" chart:class="chart:line">
            <chart:data-point chart:repeated="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